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Percent" style:data-style-name="N13"/>
    <style:style style:name="ce15" style:family="table-cell" style:parent-style-name="Percent" style:data-style-name="N13"/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ext-properties fo:font-style="italic" style:font-style-asian="italic" style:font-style-complex="italic"/>
    </style:style>
    <style:style style:name="ce26" style:family="table-cell" style:parent-style-name="Default" style:data-style-name="N3"/>
    <style:style style:name="ce27" style:family="table-cell" style:parent-style-name="Percent" style:data-style-name="N42"/>
    <style:style style:name="ce28" style:family="table-cell" style:parent-style-name="Default" style:data-style-name="N13"/>
    <style:style style:name="ce29" style:family="table-cell" style:parent-style-name="Comma" style:data-style-name="N35"/>
    <style:style style:name="ce30" style:family="table-cell" style:parent-style-name="Percent" style:data-style-name="N13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Comma" style:data-style-name="N35">
      <style:text-properties fo:font-style="italic" style:font-style-asian="italic" style:font-style-complex="italic"/>
    </style:style>
    <style:style style:name="ce33" style:family="table-cell" style:parent-style-name="Default" style:data-style-name="N35"/>
    <style:style style:name="ce34" style:family="table-cell" style:parent-style-name="Note" style:data-style-name="N0">
      <style:table-cell-properties fo:border="thin solid #B2B2B2" fo:background-color="#FFFFCC"/>
    </style:style>
    <style:style style:name="ce35" style:family="table-cell" style:parent-style-name="Note" style:data-style-name="N13">
      <style:table-cell-properties fo:border="thin solid #B2B2B2" fo:background-color="#FFFFCC"/>
    </style:style>
    <style:style style:name="ce36" style:family="table-cell" style:parent-style-name="Note" style:data-style-name="N46">
      <style:table-cell-properties fo:border="thin solid #B2B2B2" fo:background-color="#FFFFCC"/>
    </style:style>
    <style:style style:name="ce37" style:family="table-cell" style:parent-style-name="Note" style:data-style-name="N3">
      <style:table-cell-properties fo:border="thin solid #B2B2B2" fo:background-color="#FFFFCC"/>
    </style:style>
    <style:style style:name="ce38" style:family="table-cell" style:parent-style-name="Note" style:data-style-name="N40">
      <style:table-cell-properties fo:border="thin solid #B2B2B2" fo:background-color="#FFFFCC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page" style:column-width="1.87854166666667cm" style:use-optimal-column-width="true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fill="none" draw:stroke="solid" svg:stroke-width="0.02083in" svg:stroke-color="#156082" svg:stroke-opacity="100%" draw:stroke-linejoin="miter" svg:stroke-linecap="butt"/>
    </style:style>
    <style:style style:family="graphic" style:name="a1">
      <style:graphic-properties draw:fill="none" draw:stroke="solid" svg:stroke-width="0.02083in" svg:stroke-color="#156082" svg:stroke-opacity="100%" draw:stroke-linejoin="miter" svg:stroke-linecap="butt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10"/>
          <table:table-cell table:number-columns-repeated="2" table:style-name="ce1"/>
          <table:table-cell office:value-type="string" table:style-name="ce6">
            <text:p>Crucials</text:p>
          </table:table-cell>
          <table:table-cell table:number-columns-repeated="16371" table:style-name="ce1"/>
        </table:table-row>
        <table:table-row table:style-name="ro1">
          <table:table-cell table:number-columns-repeated="10"/>
          <table:table-cell office:value-type="date" office:date-value="2024-07-29T00:00:00" table:style-name="ce2">
            <text:p>29/07/2024</text:p>
          </table:table-cell>
          <table:table-cell table:number-columns-repeated="6" table:style-name="ce1"/>
          <table:table-cell table:style-name="ce3"/>
          <table:table-cell table:number-columns-repeated="16366"/>
        </table:table-row>
        <table:table-row table:style-name="ro1">
          <table:table-cell table:number-columns-repeated="10"/>
          <table:table-cell table:number-columns-repeated="3" table:style-name="ce1"/>
          <table:table-cell office:value-type="string" table:style-name="ce1">
            <text:p>Price</text:p>
          </table:table-cell>
          <table:table-cell office:value-type="float" office:value="169.16" table:style-name="ce4">
            <text:p>169.16</text:p>
          </table:table-cell>
          <table:table-cell table:number-columns-repeated="16369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string" table:style-name="ce1">
            <text:p>Shares</text:p>
          </table:table-cell>
          <table:table-cell office:value-type="float" office:value="12511" table:style-name="ce3">
            <text:p>12,511</text:p>
          </table:table-cell>
          <table:table-cell office:value-type="string" table:style-name="ce5">
            <text:p>Q224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string" table:style-name="ce1">
            <text:p>MC</text:p>
          </table:table-cell>
          <table:table-cell office:value-type="float" office:value="2116360.7599999998" table:formula="of:=[.O4]*[.O3]" table:style-name="ce3">
            <text:p>2,116,361</text:p>
          </table:table-cell>
          <table:table-cell table:number-columns-repeated="16369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string" table:style-name="ce1">
            <text:p>Cash</text:p>
          </table:table-cell>
          <table:table-cell office:value-type="float" office:value="134897" table:formula="of:=27225+73500+34172" table:style-name="ce3">
            <text:p>134,897</text:p>
          </table:table-cell>
          <table:table-cell office:value-type="string" table:style-name="ce5">
            <text:p>Q224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number-columns-repeated="3" table:style-name="ce1"/>
          <table:table-cell office:value-type="string" table:style-name="ce1">
            <text:p>Debt</text:p>
          </table:table-cell>
          <table:table-cell office:value-type="float" office:value="13238" table:formula="of:=13238" table:style-name="ce3">
            <text:p>13,238</text:p>
          </table:table-cell>
          <table:table-cell office:value-type="string" table:style-name="ce5">
            <text:p>Q224</text:p>
          </table:table-cell>
          <table:table-cell table:number-columns-repeated="16368" table:style-name="ce1"/>
        </table:table-row>
        <table:table-row table:style-name="ro1">
          <table:table-cell table:number-columns-repeated="10"/>
          <table:table-cell table:number-columns-repeated="2" table:style-name="ce1"/>
          <table:table-cell office:value-type="string" table:style-name="ce1">
            <text:p>Enterprise Value</text:p>
          </table:table-cell>
          <table:table-cell office:value-type="string" table:style-name="ce1">
            <text:p>EV</text:p>
          </table:table-cell>
          <table:table-cell office:value-type="float" office:value="1994701.7599999998" table:formula="of:=[.O5]-[.O6]+[.O7]" table:style-name="ce3">
            <text:p>1,994,702</text:p>
          </table:table-cell>
          <table:table-cell table:number-columns-repeated="1636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Model" table:style-name="ta2">
        <table:table-column table:style-name="co1" table:number-columns-repeated="5" table:default-cell-style-name="ce1"/>
        <table:table-column table:style-name="co3" table:default-cell-style-name="ce7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1" table:number-columns-repeated="21" table:default-cell-style-name="ce1"/>
        <table:table-column table:style-name="co7" table:default-cell-style-name="ce1"/>
        <table:table-column table:style-name="co1" table:number-columns-repeated="16337" table:default-cell-style-name="ce1"/>
        <table:table-row table:style-name="ro1">
          <table:table-cell table:number-columns-repeated="16"/>
          <table:table-cell table:style-name="ce1">
            <draw:connector draw:type="line" svg:x1="0.13542in" svg:y1="0.0625in" svg:x2="0.13542in" svg:y2="17.09375in" draw:z-index="1" draw:id="id0" draw:style-name="a0" draw:name="Straight Connector 2">
              <svg:title/>
              <svg:desc/>
            </draw:connector>
          </table:table-cell>
          <table:table-cell table:number-columns-repeated="16"/>
          <table:table-cell table:style-name="ce1">
            <draw:connector draw:type="line" svg:x1="0.01042in" svg:y1="0in" svg:x2="0.01042in" svg:y2="21.35967in" draw:z-index="2" draw:id="id1" draw:style-name="a1" draw:name="Straight Connector 4">
              <svg:title/>
              <svg:desc/>
            </draw:connector>
          </table:table-cell>
          <table:table-cell table:number-columns-repeated="1635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9"/>
          <table:table-cell table:style-name="ce10"/>
          <table:table-cell office:value-type="string" table:style-name="ce16">
            <text:p>Q122</text:p>
          </table:table-cell>
          <table:table-cell office:value-type="string" table:style-name="ce16">
            <text:p>Q222</text:p>
          </table:table-cell>
          <table:table-cell office:value-type="string" table:style-name="ce16">
            <text:p>Q322</text:p>
          </table:table-cell>
          <table:table-cell office:value-type="string" table:style-name="ce16">
            <text:p>Q422</text:p>
          </table:table-cell>
          <table:table-cell office:value-type="string" table:style-name="ce16">
            <text:p>Q123</text:p>
          </table:table-cell>
          <table:table-cell office:value-type="string" table:style-name="ce16">
            <text:p>Q223</text:p>
          </table:table-cell>
          <table:table-cell office:value-type="string" table:style-name="ce16">
            <text:p>Q323</text:p>
          </table:table-cell>
          <table:table-cell office:value-type="string" table:style-name="ce16">
            <text:p>Q423</text:p>
          </table:table-cell>
          <table:table-cell office:value-type="string" table:style-name="ce16">
            <text:p>Q124</text:p>
          </table:table-cell>
          <table:table-cell office:value-type="string" table:style-name="ce16">
            <text:p>Q224</text:p>
          </table:table-cell>
          <table:table-cell office:value-type="string" table:style-name="ce16">
            <text:p>Q324</text:p>
          </table:table-cell>
          <table:table-cell office:value-type="string" table:style-name="ce16">
            <text:p>Q424</text:p>
          </table:table-cell>
          <table:table-cell office:value-type="string" table:style-name="ce16">
            <text:p>Q125</text:p>
          </table:table-cell>
          <table:table-cell office:value-type="string" table:style-name="ce16">
            <text:p>Q225</text:p>
          </table:table-cell>
          <table:table-cell office:value-type="string" table:style-name="ce16">
            <text:p>Q325</text:p>
          </table:table-cell>
          <table:table-cell office:value-type="string" table:style-name="ce16">
            <text:p>Q425</text:p>
          </table:table-cell>
          <table:table-cell office:value-type="string" table:style-name="ce16">
            <text:p>Q126</text:p>
          </table:table-cell>
          <table:table-cell table:style-name="ce9"/>
          <table:table-cell office:value-type="string" table:style-name="ce9">
            <text:p>Average Growth</text:p>
          </table:table-cell>
          <table:table-cell table:number-columns-repeated="6" table:style-name="ce9"/>
          <table:table-cell office:value-type="float" office:value="2022" table:style-name="ce9">
            <text:p>2022</text:p>
          </table:table-cell>
          <table:table-cell office:value-type="float" office:value="2023" table:style-name="ce9">
            <text:p>2023</text:p>
          </table:table-cell>
          <table:table-cell office:value-type="float" office:value="2024" table:style-name="ce9">
            <text:p>2024</text:p>
          </table:table-cell>
          <table:table-cell office:value-type="float" office:value="2025" table:style-name="ce9">
            <text:p>2025</text:p>
          </table:table-cell>
          <table:table-cell office:value-type="float" office:value="2026" table:style-name="ce9">
            <text:p>2026</text:p>
          </table:table-cell>
          <table:table-cell office:value-type="float" office:value="2027" table:style-name="ce9">
            <text:p>2027</text:p>
          </table:table-cell>
          <table:table-cell office:value-type="float" office:value="2028" table:style-name="ce9">
            <text:p>2028</text:p>
          </table:table-cell>
          <table:table-cell office:value-type="float" office:value="2029" table:style-name="ce9">
            <text:p>2029</text:p>
          </table:table-cell>
          <table:table-cell office:value-type="float" office:value="2030" table:style-name="ce9">
            <text:p>2030</text:p>
          </table:table-cell>
          <table:table-cell office:value-type="float" office:value="2031" table:style-name="ce9">
            <text:p>2031</text:p>
          </table:table-cell>
          <table:table-cell office:value-type="float" office:value="2032" table:style-name="ce9">
            <text:p>2032</text:p>
          </table:table-cell>
          <table:table-cell table:number-columns-repeated="16342" table:style-name="ce9"/>
        </table:table-row>
        <table:table-row table:style-name="ro1">
          <table:table-cell table:number-columns-repeated="5" table:style-name="ce8"/>
          <table:table-cell office:value-type="string" table:style-name="ce7">
            <text:p>Search</text:p>
          </table:table-cell>
          <table:table-cell office:value-type="float" office:value="39618" table:style-name="ce22">
            <text:p>39,618</text:p>
          </table:table-cell>
          <table:table-cell office:value-type="float" office:value="40689" table:style-name="ce21">
            <text:p>40,689</text:p>
          </table:table-cell>
          <table:table-cell office:value-type="float" office:value="39539" table:style-name="ce21">
            <text:p>39,539</text:p>
          </table:table-cell>
          <table:table-cell office:value-type="float" office:value="42604" table:style-name="ce21">
            <text:p>42,604</text:p>
          </table:table-cell>
          <table:table-cell office:value-type="float" office:value="40359" table:style-name="ce21">
            <text:p>40,359</text:p>
          </table:table-cell>
          <table:table-cell office:value-type="float" office:value="42628" table:style-name="ce23">
            <text:p>42,628</text:p>
          </table:table-cell>
          <table:table-cell office:value-type="float" office:value="44026" table:style-name="ce19">
            <text:p>44,026</text:p>
          </table:table-cell>
          <table:table-cell office:value-type="float" office:value="48020" table:style-name="ce19">
            <text:p>48,020</text:p>
          </table:table-cell>
          <table:table-cell office:value-type="float" office:value="46156" table:style-name="ce19">
            <text:p>46,156</text:p>
          </table:table-cell>
          <table:table-cell office:value-type="float" office:value="48509" table:style-name="ce19">
            <text:p>48,509</text:p>
          </table:table-cell>
          <table:table-cell table:number-columns-repeated="7" table:style-name="ce17"/>
          <table:table-cell table:style-name="ce8"/>
          <table:table-cell office:value-type="float" office:value="1.090787016002827" table:formula="of:=AVERAGE([.G5:.P5])/[.G5]" table:style-name="ce29">
            <text:p><text:s/>1.09<text:s/></text:p>
          </table:table-cell>
          <table:table-cell table:style-name="ce28"/>
          <table:table-cell table:number-columns-repeated="5" table:style-name="ce8"/>
          <table:table-cell office:value-type="float" office:value="162450" table:formula="of:=SUM([.G5:.J5])" table:style-name="ce26">
            <text:p>162,450</text:p>
          </table:table-cell>
          <table:table-cell office:value-type="float" office:value="175033" table:formula="of:=SUM([.K5:.N5])" table:style-name="ce26">
            <text:p>175,033</text:p>
          </table:table-cell>
          <table:table-cell office:value-type="float" office:value="190923.72377202281" table:formula="of:=[.AG5]*[.$Y5]" table:style-name="ce21">
            <text:p>190,924</text:p>
          </table:table-cell>
          <table:table-cell office:value-type="float" office:value="208257.11893743277" table:formula="of:=[.AH5]*[.$Y5]" table:style-name="ce21">
            <text:p>208,257</text:p>
          </table:table-cell>
          <table:table-cell office:value-type="float" office:value="227164.16132710813" table:formula="of:=[.AI5]*[.$Y5]" table:style-name="ce21">
            <text:p>227,164</text:p>
          </table:table-cell>
          <table:table-cell office:value-type="float" office:value="247787.71767678106" table:formula="of:=[.AJ5]*[.$Y5]" table:style-name="ce21">
            <text:p>247,788</text:p>
          </table:table-cell>
          <table:table-cell office:value-type="float" office:value="270283.62516680697" table:formula="of:=[.AK5]*[.$Y5]" table:style-name="ce21">
            <text:p>270,284</text:p>
          </table:table-cell>
          <table:table-cell office:value-type="float" office:value="294821.86897012795" table:formula="of:=[.AL5]*[.$Y5]" table:style-name="ce21">
            <text:p>294,822</text:p>
          </table:table-cell>
          <table:table-cell office:value-type="float" office:value="321587.86670630233" table:formula="of:=[.AM5]*[.$Y5]" table:style-name="ce21">
            <text:p>321,588</text:p>
          </table:table-cell>
          <table:table-cell office:value-type="float" office:value="350783.86950728239" table:formula="of:=[.AN5]*[.$Y5]" table:style-name="ce21">
            <text:p>350,784</text:p>
          </table:table-cell>
          <table:table-cell office:value-type="float" office:value="382630.49028177361" table:formula="of:=[.AO5]*[.$Y5]" table:style-name="ce21">
            <text:p>382,630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7">
            <text:p>YouTube</text:p>
          </table:table-cell>
          <table:table-cell office:value-type="float" office:value="6869" table:style-name="ce23">
            <text:p>6,869</text:p>
          </table:table-cell>
          <table:table-cell office:value-type="float" office:value="7340" table:style-name="ce19">
            <text:p>7,340</text:p>
          </table:table-cell>
          <table:table-cell office:value-type="float" office:value="7071" table:style-name="ce19">
            <text:p>7,071</text:p>
          </table:table-cell>
          <table:table-cell office:value-type="float" office:value="7963" table:style-name="ce19">
            <text:p>7,963</text:p>
          </table:table-cell>
          <table:table-cell office:value-type="float" office:value="6693" table:style-name="ce19">
            <text:p>6,693</text:p>
          </table:table-cell>
          <table:table-cell office:value-type="float" office:value="7665" table:style-name="ce23">
            <text:p>7,665</text:p>
          </table:table-cell>
          <table:table-cell office:value-type="float" office:value="7952" table:style-name="ce19">
            <text:p>7,952</text:p>
          </table:table-cell>
          <table:table-cell office:value-type="float" office:value="9200" table:style-name="ce19">
            <text:p>9,200</text:p>
          </table:table-cell>
          <table:table-cell office:value-type="float" office:value="8090" table:style-name="ce19">
            <text:p>8,090</text:p>
          </table:table-cell>
          <table:table-cell office:value-type="float" office:value="8663" table:style-name="ce19">
            <text:p>8,663</text:p>
          </table:table-cell>
          <table:table-cell table:number-columns-repeated="7" table:style-name="ce17"/>
          <table:table-cell table:style-name="ce8"/>
          <table:table-cell office:value-type="float" office:value="1.0354140914709518" table:formula="of:=AVERAGE([.O6:.P6])/[.O6]" table:style-name="ce29">
            <office:annotation draw:style-name="a2" svg:x="17.625in" svg:y="0.927083333333333in" svg:width="1.5in" svg:height="0.822916666666667in">
              <text:p>Comment:</text:p>
              <text:p><text:s text:c="4"/>Benchmark argued as after policy of no ad blockers</text:p>
            </office:annotation>
            <text:p><text:s/>1.04<text:s/></text:p>
          </table:table-cell>
          <table:table-cell table:style-name="ce15"/>
          <table:table-cell table:number-columns-repeated="5" table:style-name="ce8"/>
          <table:table-cell office:value-type="float" office:value="29243" table:formula="of:=SUM([.G6:.J6])" table:style-name="ce26">
            <text:p>29,243</text:p>
          </table:table-cell>
          <table:table-cell office:value-type="float" office:value="31510" table:formula="of:=SUM([.K6:.N6])" table:style-name="ce26">
            <text:p>31,510</text:p>
          </table:table-cell>
          <table:table-cell office:value-type="float" office:value="32625.89802224969" table:formula="of:=[.AG6]*[.$Y6]" table:style-name="ce21">
            <text:p>32,626</text:p>
          </table:table-cell>
          <table:table-cell office:value-type="float" office:value="33781.314559131584" table:formula="of:=[.AH6]*[.$Y6]" table:style-name="ce21">
            <text:p>33,781</text:p>
          </table:table-cell>
          <table:table-cell office:value-type="float" office:value="34977.649122937662" table:formula="of:=[.AI6]*[.$Y6]" table:style-name="ce21">
            <text:p>34,978</text:p>
          </table:table-cell>
          <table:table-cell office:value-type="float" office:value="36216.350788416232" table:formula="of:=[.AJ6]*[.$Y6]" table:style-name="ce21">
            <text:p>36,216</text:p>
          </table:table-cell>
          <table:table-cell office:value-type="float" office:value="37498.919947981281" table:formula="of:=[.AK6]*[.$Y6]" table:style-name="ce21">
            <text:p>37,499</text:p>
          </table:table-cell>
          <table:table-cell office:value-type="float" office:value="38826.910129080985" table:formula="of:=[.AL6]*[.$Y6]" table:style-name="ce21">
            <text:p>38,827</text:p>
          </table:table-cell>
          <table:table-cell office:value-type="float" office:value="40201.929875926682" table:formula="of:=[.AM6]*[.$Y6]" table:style-name="ce21">
            <text:p>40,202</text:p>
          </table:table-cell>
          <table:table-cell office:value-type="float" office:value="41625.644697861535" table:formula="of:=[.AN6]*[.$Y6]" table:style-name="ce21">
            <text:p>41,626</text:p>
          </table:table-cell>
          <table:table-cell office:value-type="float" office:value="43099.779086728944" table:formula="of:=[.AO6]*[.$Y6]" table:style-name="ce21">
            <text:p>43,100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7">
            <text:p>Google Network</text:p>
          </table:table-cell>
          <table:table-cell office:value-type="float" office:value="8174" table:style-name="ce23">
            <text:p>8,174</text:p>
          </table:table-cell>
          <table:table-cell office:value-type="float" office:value="8259" table:style-name="ce19">
            <text:p>8,259</text:p>
          </table:table-cell>
          <table:table-cell office:value-type="float" office:value="7872" table:style-name="ce19">
            <text:p>7,872</text:p>
          </table:table-cell>
          <table:table-cell office:value-type="float" office:value="8475" table:style-name="ce19">
            <text:p>8,475</text:p>
          </table:table-cell>
          <table:table-cell office:value-type="float" office:value="7496" table:style-name="ce19">
            <text:p>7,496</text:p>
          </table:table-cell>
          <table:table-cell office:value-type="float" office:value="7850" table:style-name="ce23">
            <text:p>7,850</text:p>
          </table:table-cell>
          <table:table-cell office:value-type="float" office:value="7669" table:style-name="ce19">
            <text:p>7,669</text:p>
          </table:table-cell>
          <table:table-cell office:value-type="float" office:value="8297" table:style-name="ce19">
            <text:p>8,297</text:p>
          </table:table-cell>
          <table:table-cell office:value-type="float" office:value="7413" table:style-name="ce19">
            <text:p>7,413</text:p>
          </table:table-cell>
          <table:table-cell office:value-type="float" office:value="7444" table:style-name="ce19">
            <text:p>7,444</text:p>
          </table:table-cell>
          <table:table-cell table:number-columns-repeated="7" table:style-name="ce17"/>
          <table:table-cell table:style-name="ce8"/>
          <table:table-cell office:value-type="float" office:value="0.96585515047712256" table:formula="of:=AVERAGE([.G7:.P7])/[.G7]" table:style-name="ce29">
            <text:p><text:s/>0.97<text:s/></text:p>
          </table:table-cell>
          <table:table-cell table:number-columns-repeated="6" table:style-name="ce8"/>
          <table:table-cell office:value-type="float" office:value="32780" table:formula="of:=SUM([.G7:.J7])" table:style-name="ce26">
            <text:p>32,780</text:p>
          </table:table-cell>
          <table:table-cell office:value-type="float" office:value="31312" table:formula="of:=SUM([.K7:.N7])" table:style-name="ce26">
            <text:p>31,312</text:p>
          </table:table-cell>
          <table:table-cell office:value-type="float" office:value="30242.856471739662" table:formula="of:=[.AG7]*[.$Y7]" table:style-name="ce21">
            <text:p>30,243</text:p>
          </table:table-cell>
          <table:table-cell office:value-type="float" office:value="29210.218688370132" table:formula="of:=[.AH7]*[.$Y7]" table:style-name="ce21">
            <text:p>29,210</text:p>
          </table:table-cell>
          <table:table-cell office:value-type="float" office:value="28212.840166725393" table:formula="of:=[.AI7]*[.$Y7]" table:style-name="ce21">
            <text:p>28,213</text:p>
          </table:table-cell>
          <table:table-cell office:value-type="float" office:value="27249.51698461956" table:formula="of:=[.AJ7]*[.$Y7]" table:style-name="ce21">
            <text:p>27,250</text:p>
          </table:table-cell>
          <table:table-cell office:value-type="float" office:value="26319.086327608631" table:formula="of:=[.AK7]*[.$Y7]" table:style-name="ce21">
            <text:p>26,319</text:p>
          </table:table-cell>
          <table:table-cell office:value-type="float" office:value="25420.425085372812" table:formula="of:=[.AL7]*[.$Y7]" table:style-name="ce21">
            <text:p>25,420</text:p>
          </table:table-cell>
          <table:table-cell office:value-type="float" office:value="24552.448496025179" table:formula="of:=[.AM7]*[.$Y7]" table:style-name="ce21">
            <text:p>24,552</text:p>
          </table:table-cell>
          <table:table-cell office:value-type="float" office:value="23714.108836710202" table:formula="of:=[.AN7]*[.$Y7]" table:style-name="ce21">
            <text:p>23,714</text:p>
          </table:table-cell>
          <table:table-cell office:value-type="float" office:value="22904.394158911593" table:formula="of:=[.AO7]*[.$Y7]" table:style-name="ce21">
            <text:p>22,904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7">
            <text:p>Subscriptions</text:p>
          </table:table-cell>
          <table:table-cell office:value-type="float" office:value="6811" table:style-name="ce23">
            <text:p>6,811</text:p>
          </table:table-cell>
          <table:table-cell office:value-type="float" office:value="6553" table:style-name="ce19">
            <text:p>6,553</text:p>
          </table:table-cell>
          <table:table-cell office:value-type="float" office:value="6895" table:style-name="ce19">
            <text:p>6,895</text:p>
          </table:table-cell>
          <table:table-cell office:value-type="float" office:value="8796" table:style-name="ce19">
            <text:p>8,796</text:p>
          </table:table-cell>
          <table:table-cell office:value-type="float" office:value="7413" table:style-name="ce19">
            <text:p>7,413</text:p>
          </table:table-cell>
          <table:table-cell office:value-type="float" office:value="8142" table:style-name="ce23">
            <text:p>8,142</text:p>
          </table:table-cell>
          <table:table-cell office:value-type="float" office:value="8339" table:style-name="ce19">
            <text:p>8,339</text:p>
          </table:table-cell>
          <table:table-cell office:value-type="float" office:value="10794" table:style-name="ce19">
            <text:p>10,794</text:p>
          </table:table-cell>
          <table:table-cell office:value-type="float" office:value="8739" table:style-name="ce19">
            <text:p>8,739</text:p>
          </table:table-cell>
          <table:table-cell office:value-type="float" office:value="9312" table:style-name="ce19">
            <text:p>9,312</text:p>
          </table:table-cell>
          <table:table-cell table:number-columns-repeated="7" table:style-name="ce17"/>
          <table:table-cell table:style-name="ce8"/>
          <table:table-cell office:value-type="float" office:value="1.0327840714040508" table:formula="of:=AVERAGE([.O8:.P8])/[.O8]" table:style-name="ce29">
            <text:p><text:s/>1.03<text:s/></text:p>
          </table:table-cell>
          <table:table-cell table:number-columns-repeated="6" table:style-name="ce8"/>
          <table:table-cell office:value-type="float" office:value="29055" table:formula="of:=SUM([.G8:.J8])" table:style-name="ce26">
            <text:p>29,055</text:p>
          </table:table-cell>
          <table:table-cell office:value-type="float" office:value="34688" table:formula="of:=SUM([.K8:.N8])" table:style-name="ce26">
            <text:p>34,688</text:p>
          </table:table-cell>
          <table:table-cell office:value-type="float" office:value="35825.213868863713" table:formula="of:=[.AG8]*[.$Y8]" table:style-name="ce21">
            <text:p>35,825</text:p>
          </table:table-cell>
          <table:table-cell office:value-type="float" office:value="36999.710238405933" table:formula="of:=[.AH8]*[.$Y8]" table:style-name="ce21">
            <text:p>37,000</text:p>
          </table:table-cell>
          <table:table-cell office:value-type="float" office:value="38212.711380791021" table:formula="of:=[.AI8]*[.$Y8]" table:style-name="ce21">
            <text:p>38,213</text:p>
          </table:table-cell>
          <table:table-cell office:value-type="float" office:value="39465.479639241261" table:formula="of:=[.AJ8]*[.$Y8]" table:style-name="ce21">
            <text:p>39,465</text:p>
          </table:table-cell>
          <table:table-cell office:value-type="float" office:value="40759.318741729257" table:formula="of:=[.AK8]*[.$Y8]" table:style-name="ce21">
            <text:p>40,759</text:p>
          </table:table-cell>
          <table:table-cell office:value-type="float" office:value="42095.575157738574" table:formula="of:=[.AL8]*[.$Y8]" table:style-name="ce21">
            <text:p>42,096</text:p>
          </table:table-cell>
          <table:table-cell office:value-type="float" office:value="43475.639499504461" table:formula="of:=[.AM8]*[.$Y8]" table:style-name="ce21">
            <text:p>43,476</text:p>
          </table:table-cell>
          <table:table-cell office:value-type="float" office:value="44900.947969192988" table:formula="of:=[.AN8]*[.$Y8]" table:style-name="ce21">
            <text:p>44,901</text:p>
          </table:table-cell>
          <table:table-cell office:value-type="float" office:value="46372.98385352458" table:formula="of:=[.AO8]*[.$Y8]" table:style-name="ce21">
            <text:p>46,373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7">
            <text:p>Services</text:p>
          </table:table-cell>
          <table:table-cell office:value-type="float" office:value="61472" table:formula="of:=SUM([.G5:.G8])" table:style-name="ce24">
            <text:p>61,472</text:p>
          </table:table-cell>
          <table:table-cell office:value-type="float" office:value="62841" table:formula="of:=SUM([.H5:.H8])" table:style-name="ce21">
            <text:p>62,841</text:p>
          </table:table-cell>
          <table:table-cell office:value-type="float" office:value="61377" table:formula="of:=SUM([.I5:.I8])" table:style-name="ce21">
            <text:p>61,377</text:p>
          </table:table-cell>
          <table:table-cell office:value-type="float" office:value="67838" table:formula="of:=SUM([.J5:.J8])" table:style-name="ce21">
            <text:p>67,838</text:p>
          </table:table-cell>
          <table:table-cell office:value-type="float" office:value="61961" table:formula="of:=SUM([.K5:.K8])" table:style-name="ce21">
            <text:p>61,961</text:p>
          </table:table-cell>
          <table:table-cell office:value-type="float" office:value="66285" table:formula="of:=SUM([.L5:.L8])" table:style-name="ce24">
            <text:p>66,285</text:p>
          </table:table-cell>
          <table:table-cell office:value-type="float" office:value="67986" table:formula="of:=SUM([.M5:.M8])" table:style-name="ce21">
            <text:p>67,986</text:p>
          </table:table-cell>
          <table:table-cell office:value-type="float" office:value="76311" table:formula="of:=SUM([.N5:.N8])" table:style-name="ce21">
            <text:p>76,311</text:p>
          </table:table-cell>
          <table:table-cell office:value-type="float" office:value="70398" table:formula="of:=SUM([.O5:.O8])" table:style-name="ce21">
            <text:p>70,398</text:p>
          </table:table-cell>
          <table:table-cell office:value-type="float" office:value="73928" table:formula="of:=SUM([.P5:.P8])" table:style-name="ce21">
            <text:p>73,928</text:p>
          </table:table-cell>
          <table:table-cell table:number-columns-repeated="7" table:style-name="ce17"/>
          <table:table-cell table:style-name="ce8"/>
          <table:table-cell office:value-type="float" office:value="1.0905729437792815" table:formula="of:=AVERAGE([.G9:.P9])/[.G9]" table:style-name="ce32">
            <text:p><text:s/>1.09<text:s/></text:p>
          </table:table-cell>
          <table:table-cell table:number-columns-repeated="6" table:style-name="ce8"/>
          <table:table-cell office:value-type="float" office:value="253528" table:formula="of:=SUM([.G9:.J9])" table:style-name="ce26">
            <text:p>253,528</text:p>
          </table:table-cell>
          <table:table-cell office:value-type="float" office:value="272543" table:formula="of:=SUM([.K9:.N9])" table:style-name="ce26">
            <text:p>272,543</text:p>
          </table:table-cell>
          <table:table-cell office:value-type="float" office:value="289617.69213487586" table:formula="of:=SUM([.AH5:.AH8])" table:style-name="ce21">
            <text:p>289,618</text:p>
          </table:table-cell>
          <table:table-cell office:value-type="float" office:value="308248.36242334038" table:formula="of:=SUM([.AI5:.AI8])" table:style-name="ce21">
            <text:p>308,248</text:p>
          </table:table-cell>
          <table:table-cell office:value-type="float" office:value="328567.36199756223" table:formula="of:=SUM([.AJ5:.AJ8])" table:style-name="ce21">
            <text:p>328,567</text:p>
          </table:table-cell>
          <table:table-cell office:value-type="float" office:value="350719.06508905807" table:formula="of:=SUM([.AK5:.AK8])" table:style-name="ce21">
            <text:p>350,719</text:p>
          </table:table-cell>
          <table:table-cell office:value-type="float" office:value="374860.95018412609" table:formula="of:=SUM([.AL5:.AL8])" table:style-name="ce21">
            <text:p>374,861</text:p>
          </table:table-cell>
          <table:table-cell office:value-type="float" office:value="401164.77934232034" table:formula="of:=SUM([.AM5:.AM8])" table:style-name="ce21">
            <text:p>401,165</text:p>
          </table:table-cell>
          <table:table-cell office:value-type="float" office:value="429817.88457775867" table:formula="of:=SUM([.AN5:.AN8])" table:style-name="ce21">
            <text:p>429,818</text:p>
          </table:table-cell>
          <table:table-cell office:value-type="float" office:value="461024.57101104711" table:formula="of:=SUM([.AO5:.AO8])" table:style-name="ce21">
            <text:p>461,025</text:p>
          </table:table-cell>
          <table:table-cell office:value-type="float" office:value="495007.64738093875" table:formula="of:=SUM([.AP5:.AP8])" table:style-name="ce21">
            <text:p>495,008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7">
            <text:p>Cloud</text:p>
          </table:table-cell>
          <table:table-cell office:value-type="float" office:value="5821" table:style-name="ce22">
            <text:p>5,821</text:p>
          </table:table-cell>
          <table:table-cell office:value-type="float" office:value="6276" table:style-name="ce21">
            <text:p>6,276</text:p>
          </table:table-cell>
          <table:table-cell office:value-type="float" office:value="6868" table:style-name="ce21">
            <text:p>6,868</text:p>
          </table:table-cell>
          <table:table-cell office:value-type="float" office:value="7315" table:style-name="ce21">
            <text:p>7,315</text:p>
          </table:table-cell>
          <table:table-cell office:value-type="float" office:value="7454" table:style-name="ce20">
            <text:p>7,454</text:p>
          </table:table-cell>
          <table:table-cell office:value-type="float" office:value="8031" table:style-name="ce23">
            <text:p>8,031</text:p>
          </table:table-cell>
          <table:table-cell office:value-type="float" office:value="8411" table:style-name="ce19">
            <text:p>8,411</text:p>
          </table:table-cell>
          <table:table-cell office:value-type="float" office:value="9192" table:style-name="ce19">
            <text:p>9,192</text:p>
          </table:table-cell>
          <table:table-cell office:value-type="float" office:value="9574" table:style-name="ce19">
            <text:p>9,574</text:p>
          </table:table-cell>
          <table:table-cell office:value-type="float" office:value="10347" table:style-name="ce19">
            <text:p>10,347</text:p>
          </table:table-cell>
          <table:table-cell table:number-columns-repeated="7" table:style-name="ce17"/>
          <table:table-cell table:style-name="ce8"/>
          <table:table-cell office:value-type="float" office:value="1.36211991066827" table:formula="of:=AVERAGE([.G10:.P10])/[.G10]" table:style-name="ce29">
            <text:p><text:s/>1.36<text:s/></text:p>
          </table:table-cell>
          <table:table-cell office:value-type="float" office:value="1.2621199106682699" table:formula="of:=[.Y10]-0.1" table:style-name="ce33">
            <text:p><text:s/>1.26<text:s/></text:p>
          </table:table-cell>
          <table:table-cell office:value-type="float" office:value="1.1621199106682698" table:formula="of:=[.Z10]-0.1" table:style-name="ce33">
            <text:p><text:s/>1.16<text:s/></text:p>
          </table:table-cell>
          <table:table-cell table:number-columns-repeated="4" table:style-name="ce8"/>
          <table:table-cell office:value-type="float" office:value="26280" table:formula="of:=SUM([.G10:.J10])" table:style-name="ce26">
            <text:p>26,280</text:p>
          </table:table-cell>
          <table:table-cell office:value-type="float" office:value="33088" table:formula="of:=SUM([.K10:.N10])" table:style-name="ce26">
            <text:p>33,088</text:p>
          </table:table-cell>
          <table:table-cell office:value-type="float" office:value="45069.823604191719" table:formula="of:=[.AG10]*[.$Y10]" table:style-name="ce21">
            <text:p>45,070</text:p>
          </table:table-cell>
          <table:table-cell office:value-type="float" office:value="61390.504101576313" table:formula="of:=[.AH10]*[.$Y10]" table:style-name="ce21">
            <text:p>61,391</text:p>
          </table:table-cell>
          <table:table-cell office:value-type="float" office:value="77482.177552561552" table:formula="of:=[.AI10]*[.$Z$10]" table:style-name="ce21">
            <text:p>77,482</text:p>
          </table:table-cell>
          <table:table-cell office:value-type="float" office:value="97791.799011022013" table:formula="of:=[.AJ10]*[.$Z10]" table:style-name="ce21">
            <text:p>97,792</text:p>
          </table:table-cell>
          <table:table-cell office:value-type="float" office:value="113645.7967307783" table:formula="of:=[.AK10]*[.$AA10]" table:style-name="ce21">
            <text:p>113,646</text:p>
          </table:table-cell>
          <table:table-cell office:value-type="float" office:value="132070.04314459642" table:formula="of:=[.AL10]*[.$AA10]" table:style-name="ce21">
            <text:p>132,070</text:p>
          </table:table-cell>
          <table:table-cell office:value-type="float" office:value="153481.22674115293" table:formula="of:=[.AM10]*[.$AA10]" table:style-name="ce21">
            <text:p>153,481</text:p>
          </table:table-cell>
          <table:table-cell office:value-type="float" office:value="178363.58950968512" table:formula="of:=[.AN10]*[.$AA10]" table:style-name="ce21">
            <text:p>178,364</text:p>
          </table:table-cell>
          <table:table-cell office:value-type="float" office:value="207279.8787074672" table:formula="of:=[.AO10]*[.$AA10]" table:style-name="ce21">
            <text:p>207,280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18">
            <text:p>Bets</text:p>
          </table:table-cell>
          <table:table-cell office:value-type="float" office:value="440" table:style-name="ce22">
            <text:p>440</text:p>
          </table:table-cell>
          <table:table-cell office:value-type="float" office:value="193" table:style-name="ce21">
            <text:p>193</text:p>
          </table:table-cell>
          <table:table-cell office:value-type="float" office:value="209" table:style-name="ce21">
            <text:p>209</text:p>
          </table:table-cell>
          <table:table-cell office:value-type="float" office:value="226" table:style-name="ce21">
            <text:p>226</text:p>
          </table:table-cell>
          <table:table-cell office:value-type="float" office:value="288" table:style-name="ce20">
            <text:p>288</text:p>
          </table:table-cell>
          <table:table-cell office:value-type="float" office:value="285" table:style-name="ce23">
            <text:p>285</text:p>
          </table:table-cell>
          <table:table-cell office:value-type="float" office:value="297" table:style-name="ce19">
            <text:p>297</text:p>
          </table:table-cell>
          <table:table-cell office:value-type="float" office:value="657" table:style-name="ce19">
            <text:p>657</text:p>
          </table:table-cell>
          <table:table-cell office:value-type="float" office:value="495" table:style-name="ce19">
            <text:p>495</text:p>
          </table:table-cell>
          <table:table-cell office:value-type="float" office:value="365" table:style-name="ce19">
            <text:p>365</text:p>
          </table:table-cell>
          <table:table-cell table:number-columns-repeated="7" table:style-name="ce17"/>
          <table:table-cell table:style-name="ce8"/>
          <table:table-cell office:value-type="float" office:value="0.86868686868686873" table:formula="of:=AVERAGE([.O11:.P11])/[.O11]" table:style-name="ce29">
            <text:p><text:s/>0.87<text:s/></text:p>
          </table:table-cell>
          <table:table-cell table:number-columns-repeated="6" table:style-name="ce8"/>
          <table:table-cell office:value-type="float" office:value="1068" table:formula="of:=SUM([.G11:.J11])" table:style-name="ce26">
            <text:p>1,068</text:p>
          </table:table-cell>
          <table:table-cell office:value-type="float" office:value="1527" table:formula="of:=SUM([.K11:.N11])" table:style-name="ce26">
            <text:p>1,527</text:p>
          </table:table-cell>
          <table:table-cell office:value-type="float" office:value="1326.4848484848485" table:formula="of:=[.AG11]*[.$Y11]" table:style-name="ce21">
            <text:p>1,326</text:p>
          </table:table-cell>
          <table:table-cell office:value-type="float" office:value="1152.2999693908785" table:formula="of:=[.AH11]*[.$Y11]" table:style-name="ce21">
            <text:p>1,152</text:p>
          </table:table-cell>
          <table:table-cell office:value-type="float" office:value="1000.9878521981369" table:formula="of:=[.AI11]*[.$Y11]" table:style-name="ce21">
            <text:p>1,001</text:p>
          </table:table-cell>
          <table:table-cell office:value-type="float" office:value="869.54500291959368" table:formula="of:=[.AJ11]*[.$Y11]" table:style-name="ce21">
            <text:p>870</text:p>
          </table:table-cell>
          <table:table-cell office:value-type="float" office:value="755.36232576853592" table:formula="of:=[.AK11]*[.$Y11]" table:style-name="ce21">
            <text:p>755</text:p>
          </table:table-cell>
          <table:table-cell office:value-type="float" office:value="656.1733334958999" table:formula="of:=[.AL11]*[.$Y11]" table:style-name="ce21">
            <text:p>656</text:p>
          </table:table-cell>
          <table:table-cell office:value-type="float" office:value="570.00915839037771" table:formula="of:=[.AM11]*[.$Y11]" table:style-name="ce21">
            <text:p>570</text:p>
          </table:table-cell>
          <table:table-cell office:value-type="float" office:value="495.15947092497458" table:formula="of:=[.AN11]*[.$Y11]" table:style-name="ce21">
            <text:p>495</text:p>
          </table:table-cell>
          <table:table-cell office:value-type="float" office:value="430.1385302984628" table:formula="of:=[.AO11]*[.$Y11]" table:style-name="ce21">
            <text:p>430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8"/>
          <table:table-cell office:value-type="string" table:style-name="ce18">
            <text:p>Hedging</text:p>
          </table:table-cell>
          <table:table-cell office:value-type="float" office:value="278" table:style-name="ce24">
            <text:p>278</text:p>
          </table:table-cell>
          <table:table-cell office:value-type="float" office:value="375" table:style-name="ce21">
            <text:p>375</text:p>
          </table:table-cell>
          <table:table-cell office:value-type="float" office:value="638" table:style-name="ce21">
            <text:p>638</text:p>
          </table:table-cell>
          <table:table-cell office:value-type="float" office:value="669" table:style-name="ce21">
            <text:p>669</text:p>
          </table:table-cell>
          <table:table-cell office:value-type="float" office:value="84" table:style-name="ce20">
            <text:p>84</text:p>
          </table:table-cell>
          <table:table-cell office:value-type="float" office:value="3" table:style-name="ce23">
            <text:p>3</text:p>
          </table:table-cell>
          <table:table-cell office:value-type="float" office:value="-1" table:style-name="ce19">
            <text:p>-1</text:p>
          </table:table-cell>
          <table:table-cell office:value-type="float" office:value="150" table:style-name="ce19">
            <text:p>150</text:p>
          </table:table-cell>
          <table:table-cell office:value-type="float" office:value="72" table:style-name="ce19">
            <text:p>72</text:p>
          </table:table-cell>
          <table:table-cell office:value-type="float" office:value="102" table:style-name="ce19">
            <text:p>102</text:p>
          </table:table-cell>
          <table:table-cell table:number-columns-repeated="7" table:style-name="ce17"/>
          <table:table-cell table:style-name="ce8"/>
          <table:table-cell office:value-type="float" office:value="0.85251798561151082" table:formula="of:=AVERAGE([.G12:.P12])/[.G12]" table:style-name="ce32">
            <text:p><text:s/>0.85<text:s/></text:p>
          </table:table-cell>
          <table:table-cell table:number-columns-repeated="6" table:style-name="ce8"/>
          <table:table-cell office:value-type="float" office:value="1960" table:formula="of:=SUM([.G12:.J12])" table:style-name="ce26">
            <text:p>1,960</text:p>
          </table:table-cell>
          <table:table-cell office:value-type="float" office:value="236" table:formula="of:=SUM([.K12:.N12])" table:style-name="ce26">
            <text:p>236</text:p>
          </table:table-cell>
          <table:table-cell office:value-type="float" office:value="201.19424460431657" table:formula="of:=[.AG12]*[.$Y12]" table:style-name="ce25">
            <text:p>201</text:p>
          </table:table-cell>
          <table:table-cell office:value-type="float" office:value="171.52171212670154" table:formula="of:=[.AH12]*[.$Y12]" table:style-name="ce25">
            <text:p>172</text:p>
          </table:table-cell>
          <table:table-cell office:value-type="float" office:value="146.22534451089305" table:formula="of:=[.AI12]*[.$Y12]" table:style-name="ce25">
            <text:p>146</text:p>
          </table:table-cell>
          <table:table-cell office:value-type="float" office:value="124.65973614777573" table:formula="of:=[.AJ12]*[.$Y12]" table:style-name="ce25">
            <text:p>125</text:p>
          </table:table-cell>
          <table:table-cell office:value-type="float" office:value="106.2746671475642" table:formula="of:=[.AK12]*[.$Y12]" table:style-name="ce25">
            <text:p>106</text:p>
          </table:table-cell>
          <table:table-cell office:value-type="float" office:value="90.601065158175246" table:formula="of:=[.AL12]*[.$Y12]" table:style-name="ce25">
            <text:p>91</text:p>
          </table:table-cell>
          <table:table-cell office:value-type="float" office:value="77.239037562904798" table:formula="of:=[.AM12]*[.$Y12]" table:style-name="ce25">
            <text:p>77</text:p>
          </table:table-cell>
          <table:table-cell office:value-type="float" office:value="65.84766871369942" table:formula="of:=[.AN12]*[.$Y12]" table:style-name="ce25">
            <text:p>66</text:p>
          </table:table-cell>
          <table:table-cell office:value-type="float" office:value="56.136321889017132" table:formula="of:=[.AO12]*[.$Y12]" table:style-name="ce25">
            <text:p>56</text:p>
          </table:table-cell>
          <table:table-cell table:number-columns-repeated="16342" table:style-name="ce8"/>
        </table:table-row>
        <table:table-row table:style-name="ro1">
          <table:table-cell table:number-columns-repeated="5" table:style-name="ce1"/>
          <table:table-cell office:value-type="string" table:style-name="ce11">
            <text:p>Revenue</text:p>
          </table:table-cell>
          <table:table-cell office:value-type="float" office:value="68011" table:formula="of:=SUM([.G9:.G12])" table:style-name="ce12">
            <text:p>68,011</text:p>
          </table:table-cell>
          <table:table-cell office:value-type="float" office:value="69685" table:formula="of:=SUM([.H9:.H12])" table:style-name="ce12">
            <text:p>69,685</text:p>
          </table:table-cell>
          <table:table-cell office:value-type="float" office:value="69092" table:formula="of:=SUM([.I9:.I12])" table:style-name="ce12">
            <text:p>69,092</text:p>
          </table:table-cell>
          <table:table-cell office:value-type="float" office:value="76048" table:formula="of:=SUM([.J9:.J12])" table:style-name="ce12">
            <text:p>76,048</text:p>
          </table:table-cell>
          <table:table-cell office:value-type="float" office:value="69787" table:formula="of:=SUM([.K9:.K12])" table:style-name="ce12">
            <text:p>69,787</text:p>
          </table:table-cell>
          <table:table-cell office:value-type="float" office:value="74604" table:formula="of:=SUM([.L9:.L12])" table:style-name="ce12">
            <text:p>74,604</text:p>
          </table:table-cell>
          <table:table-cell office:value-type="float" office:value="76693" table:formula="of:=SUM([.M9:.M12])" table:style-name="ce12">
            <text:p>76,693</text:p>
          </table:table-cell>
          <table:table-cell office:value-type="float" office:value="86310" table:formula="of:=SUM([.N9:.N12])" table:style-name="ce12">
            <text:p>86,310</text:p>
          </table:table-cell>
          <table:table-cell office:value-type="float" office:value="80539" table:formula="of:=SUM([.O9:.O12])" table:style-name="ce12">
            <text:p>80,539</text:p>
          </table:table-cell>
          <table:table-cell office:value-type="float" office:value="84742" table:formula="of:=SUM([.P9:.P12])" table:style-name="ce12">
            <text:p>84,742</text:p>
          </table:table-cell>
          <table:table-cell table:number-columns-repeated="8" table:style-name="ce12"/>
          <table:table-cell office:value-type="float" office:value="1.11086588934143" table:formula="of:=AVERAGE([.G13:.P13])/[.G13]" table:style-name="ce29">
            <office:annotation draw:style-name="a3" svg:x="17.625in" svg:y="2.38541666666667in" svg:width="1.5in" svg:height="0.822916666666667in">
              <text:p>Comment:</text:p>
              <text:p><text:s text:c="4"/>Hva faen</text:p>
            </office:annotation>
            <text:p><text:s/>1.11<text:s/></text:p>
          </table:table-cell>
          <table:table-cell table:number-columns-repeated="6" table:style-name="ce12"/>
          <table:table-cell office:value-type="float" office:value="282836" table:formula="of:=SUM([.G13:.J13])" table:style-name="ce12">
            <text:p>282,836</text:p>
          </table:table-cell>
          <table:table-cell office:value-type="float" office:value="307394" table:formula="of:=SUM([.K13:.N13])" table:style-name="ce12">
            <text:p>307,394</text:p>
          </table:table-cell>
          <table:table-cell office:value-type="float" office:value="336215.19483215676" table:formula="of:=SUM([.AH9:.AH12])" table:style-name="ce12">
            <text:p>336,215</text:p>
          </table:table-cell>
          <table:table-cell office:value-type="float" office:value="370962.68820643425" table:formula="of:=SUM([.AI9:.AI12])" table:style-name="ce12">
            <text:p>370,963</text:p>
          </table:table-cell>
          <table:table-cell office:value-type="float" office:value="407196.75274683279" table:formula="of:=SUM([.AJ9:.AJ12])" table:style-name="ce12">
            <text:p>407,197</text:p>
          </table:table-cell>
          <table:table-cell office:value-type="float" office:value="449505.06883914751" table:formula="of:=SUM([.AK9:.AK12])" table:style-name="ce12">
            <text:p>449,505</text:p>
          </table:table-cell>
          <table:table-cell office:value-type="float" office:value="489368.38390782045" table:formula="of:=SUM([.AL9:.AL12])" table:style-name="ce12">
            <text:p>489,368</text:p>
          </table:table-cell>
          <table:table-cell office:value-type="float" office:value="533981.59688557079" table:formula="of:=SUM([.AM9:.AM12])" table:style-name="ce12">
            <text:p>533,982</text:p>
          </table:table-cell>
          <table:table-cell office:value-type="float" office:value="583946.35951486486" table:formula="of:=SUM([.AN9:.AN12])" table:style-name="ce12">
            <text:p>583,946</text:p>
          </table:table-cell>
          <table:table-cell office:value-type="float" office:value="639949.16766037082" table:formula="of:=SUM([.AO9:.AO12])" table:style-name="ce12">
            <text:p>639,949</text:p>
          </table:table-cell>
          <table:table-cell office:value-type="float" office:value="702773.80094059347" table:formula="of:=SUM([.AP9:.AP12])" table:style-name="ce12">
            <text:p>702,774</text:p>
          </table:table-cell>
          <table:table-cell table:number-columns-repeated="16342" table:style-name="ce12"/>
        </table:table-row>
        <table:table-row table:style-name="ro1">
          <table:table-cell table:number-columns-repeated="5" table:style-name="ce1"/>
          <table:table-cell office:value-type="string" table:style-name="ce7">
            <text:p>COGS</text:p>
          </table:table-cell>
          <table:table-cell office:value-type="float" office:value="29599" table:style-name="ce26">
            <text:p>29,599</text:p>
          </table:table-cell>
          <table:table-cell office:value-type="float" office:value="30104" table:style-name="ce3">
            <text:p>30,104</text:p>
          </table:table-cell>
          <table:table-cell office:value-type="float" office:value="31158" table:style-name="ce3">
            <text:p>31,158</text:p>
          </table:table-cell>
          <table:table-cell office:value-type="float" office:value="35342" table:style-name="ce3">
            <text:p>35,342</text:p>
          </table:table-cell>
          <table:table-cell office:value-type="float" office:value="30612" table:style-name="ce3">
            <text:p>30,612</text:p>
          </table:table-cell>
          <table:table-cell office:value-type="float" office:value="31916" table:style-name="ce26">
            <text:p>31,916</text:p>
          </table:table-cell>
          <table:table-cell office:value-type="float" office:value="33229" table:style-name="ce3">
            <text:p>33,229</text:p>
          </table:table-cell>
          <table:table-cell office:value-type="float" office:value="37575" table:style-name="ce3">
            <text:p>37,575</text:p>
          </table:table-cell>
          <table:table-cell office:value-type="float" office:value="33712" table:style-name="ce3">
            <text:p>33,712</text:p>
          </table:table-cell>
          <table:table-cell office:value-type="float" office:value="35507" table:style-name="ce3">
            <text:p>35,507</text:p>
          </table:table-cell>
          <table:table-cell table:number-columns-repeated="8" table:style-name="ce3"/>
          <table:table-cell office:value-type="float" office:value="1.1106929288151628" table:formula="of:=AVERAGE([.G14:.P14])/[.G14]" table:style-name="ce29">
            <text:p><text:s/>1.11<text:s/></text:p>
          </table:table-cell>
          <table:table-cell table:number-columns-repeated="6" table:style-name="ce3"/>
          <table:table-cell office:value-type="float" office:value="126203" table:formula="of:=SUM([.G14:.J14])" table:style-name="ce26">
            <text:p>126,203</text:p>
          </table:table-cell>
          <table:table-cell office:value-type="float" office:value="133332" table:formula="of:=SUM([.K14:.N14])" table:style-name="ce26">
            <text:p>133,332</text:p>
          </table:table-cell>
          <table:table-cell office:value-type="float" office:value="148090.90958478328" table:formula="of:=[.AG14]*[.$Y14]" table:style-name="ce21">
            <text:p>148,091</text:p>
          </table:table-cell>
          <table:table-cell office:value-type="float" office:value="164483.52609762442" table:formula="of:=[.AH14]*[.$Y14]" table:style-name="ce21">
            <text:p>164,484</text:p>
          </table:table-cell>
          <table:table-cell office:value-type="float" office:value="182690.68934321572" table:formula="of:=[.AI14]*[.$Y14]" table:style-name="ce21">
            <text:p>182,691</text:p>
          </table:table-cell>
          <table:table-cell office:value-type="float" office:value="202913.25681387732" table:formula="of:=[.AJ14]*[.$Y14]" table:style-name="ce21">
            <text:p>202,913</text:p>
          </table:table-cell>
          <table:table-cell office:value-type="float" office:value="225374.3195060287" table:formula="of:=[.AK14]*[.$Y14]" table:style-name="ce21">
            <text:p>225,374</text:p>
          </table:table-cell>
          <table:table-cell office:value-type="float" office:value="250321.66301187529" table:formula="of:=[.AL14]*[.$Y14]" table:style-name="ce21">
            <text:p>250,322</text:p>
          </table:table-cell>
          <table:table-cell office:value-type="float" office:value="278030.501036542" table:formula="of:=[.AM14]*[.$Y14]" table:style-name="ce21">
            <text:p>278,031</text:p>
          </table:table-cell>
          <table:table-cell office:value-type="float" office:value="308806.51149622397" table:formula="of:=[.AN14]*[.$Y14]" table:style-name="ce21">
            <text:p>308,807</text:p>
          </table:table-cell>
          <table:table-cell office:value-type="float" office:value="342989.20869093423" table:formula="of:=[.AO14]*[.$Y14]" table:style-name="ce21">
            <text:p>342,989</text:p>
          </table:table-cell>
          <table:table-cell table:number-columns-repeated="16342" table:style-name="ce3"/>
        </table:table-row>
        <table:table-row table:style-name="ro1">
          <table:table-cell table:number-columns-repeated="4" table:style-name="ce1"/>
          <table:table-cell table:style-name="ce3"/>
          <table:table-cell office:value-type="string" table:style-name="ce11">
            <text:p>Gross Profit</text:p>
          </table:table-cell>
          <table:table-cell office:value-type="float" office:value="38412" table:formula="of:=[.G13]-[.G14]" table:style-name="ce12">
            <text:p>38,412</text:p>
          </table:table-cell>
          <table:table-cell office:value-type="float" office:value="39581" table:formula="of:=[.H13]-[.H14]" table:style-name="ce12">
            <text:p>39,581</text:p>
          </table:table-cell>
          <table:table-cell office:value-type="float" office:value="37934" table:formula="of:=[.I13]-[.I14]" table:style-name="ce12">
            <text:p>37,934</text:p>
          </table:table-cell>
          <table:table-cell office:value-type="float" office:value="40706" table:formula="of:=[.J13]-[.J14]" table:style-name="ce12">
            <text:p>40,706</text:p>
          </table:table-cell>
          <table:table-cell office:value-type="float" office:value="39175" table:formula="of:=[.K13]-[.K14]" table:style-name="ce12">
            <text:p>39,175</text:p>
          </table:table-cell>
          <table:table-cell office:value-type="float" office:value="42688" table:formula="of:=[.L13]-[.L14]" table:style-name="ce12">
            <text:p>42,688</text:p>
          </table:table-cell>
          <table:table-cell office:value-type="float" office:value="43464" table:formula="of:=[.M13]-[.M14]" table:style-name="ce12">
            <text:p>43,464</text:p>
          </table:table-cell>
          <table:table-cell office:value-type="float" office:value="48735" table:formula="of:=[.N13]-[.N14]" table:style-name="ce12">
            <text:p>48,735</text:p>
          </table:table-cell>
          <table:table-cell office:value-type="float" office:value="46827" table:formula="of:=[.O13]-[.O14]" table:style-name="ce12">
            <text:p>46,827</text:p>
          </table:table-cell>
          <table:table-cell office:value-type="float" office:value="49235" table:formula="of:=[.P13]-[.P14]" table:style-name="ce12">
            <text:p>49,235</text:p>
          </table:table-cell>
          <table:table-cell office:value-type="float" office:value="0" table:formula="of:=[.Q13]-[.Q14]" table:style-name="ce12">
            <text:p>0</text:p>
          </table:table-cell>
          <table:table-cell office:value-type="float" office:value="0" table:formula="of:=[.R13]-[.R14]" table:style-name="ce12">
            <text:p>0</text:p>
          </table:table-cell>
          <table:table-cell office:value-type="float" office:value="0" table:formula="of:=[.S13]-[.S14]" table:style-name="ce12">
            <text:p>0</text:p>
          </table:table-cell>
          <table:table-cell office:value-type="float" office:value="0" table:formula="of:=[.T13]-[.T14]" table:style-name="ce12">
            <text:p>0</text:p>
          </table:table-cell>
          <table:table-cell office:value-type="float" office:value="0" table:formula="of:=[.U13]-[.U14]" table:style-name="ce12">
            <text:p>0</text:p>
          </table:table-cell>
          <table:table-cell office:value-type="float" office:value="0" table:formula="of:=[.V13]-[.V14]" table:style-name="ce12">
            <text:p>0</text:p>
          </table:table-cell>
          <table:table-cell office:value-type="float" office:value="0" table:formula="of:=[.W13]-[.W14]" table:style-name="ce12">
            <text:p>0</text:p>
          </table:table-cell>
          <table:table-cell office:value-type="float" office:value="0" table:formula="of:=[.X13]-[.X14]" table:style-name="ce12">
            <text:p>0</text:p>
          </table:table-cell>
          <table:table-cell office:value-type="float" office:value="1.1109991669270018" table:formula="of:=AVERAGE([.G15:.P15])/[.G15]" table:style-name="ce29">
            <text:p><text:s/>1.11<text:s/></text:p>
          </table:table-cell>
          <table:table-cell office:value-type="float" office:value="0" table:formula="of:=[.Z13]-[.Z14]" table:style-name="ce12">
            <text:p>0</text:p>
          </table:table-cell>
          <table:table-cell office:value-type="float" office:value="0" table:formula="of:=[.AA13]-[.AA14]" table:style-name="ce12">
            <text:p>0</text:p>
          </table:table-cell>
          <table:table-cell office:value-type="float" office:value="0" table:formula="of:=[.AB13]-[.AB14]" table:style-name="ce12">
            <text:p>0</text:p>
          </table:table-cell>
          <table:table-cell office:value-type="float" office:value="0" table:formula="of:=[.AC13]-[.AC14]" table:style-name="ce12">
            <text:p>0</text:p>
          </table:table-cell>
          <table:table-cell office:value-type="float" office:value="0" table:formula="of:=[.AD13]-[.AD14]" table:style-name="ce12">
            <text:p>0</text:p>
          </table:table-cell>
          <table:table-cell office:value-type="float" office:value="0" table:formula="of:=[.AE13]-[.AE14]" table:style-name="ce12">
            <text:p>0</text:p>
          </table:table-cell>
          <table:table-cell office:value-type="float" office:value="156633" table:formula="of:=[.AF13]-[.AF14]" table:style-name="ce12">
            <text:p>156,633</text:p>
          </table:table-cell>
          <table:table-cell office:value-type="float" office:value="174062" table:formula="of:=[.AG13]-[.AG14]" table:style-name="ce12">
            <text:p>174,062</text:p>
          </table:table-cell>
          <table:table-cell office:value-type="float" office:value="188124.28524737348" table:formula="of:=[.AH13]-[.AH14]" table:style-name="ce12">
            <text:p>188,124</text:p>
          </table:table-cell>
          <table:table-cell office:value-type="float" office:value="206479.16210880983" table:formula="of:=[.AI13]-[.AI14]" table:style-name="ce12">
            <text:p>206,479</text:p>
          </table:table-cell>
          <table:table-cell office:value-type="float" office:value="224506.06340361707" table:formula="of:=[.AJ13]-[.AJ14]" table:style-name="ce12">
            <text:p>224,506</text:p>
          </table:table-cell>
          <table:table-cell office:value-type="float" office:value="246591.81202527019" table:formula="of:=[.AK13]-[.AK14]" table:style-name="ce12">
            <text:p>246,592</text:p>
          </table:table-cell>
          <table:table-cell office:value-type="float" office:value="263994.06440179178" table:formula="of:=[.AL13]-[.AL14]" table:style-name="ce12">
            <text:p>263,994</text:p>
          </table:table-cell>
          <table:table-cell office:value-type="float" office:value="283659.9338736955" table:formula="of:=[.AM13]-[.AM14]" table:style-name="ce12">
            <text:p>283,660</text:p>
          </table:table-cell>
          <table:table-cell office:value-type="float" office:value="305915.85847832286" table:formula="of:=[.AN13]-[.AN14]" table:style-name="ce12">
            <text:p>305,916</text:p>
          </table:table-cell>
          <table:table-cell office:value-type="float" office:value="331142.65616414684" table:formula="of:=[.AO13]-[.AO14]" table:style-name="ce12">
            <text:p>331,143</text:p>
          </table:table-cell>
          <table:table-cell office:value-type="float" office:value="359784.59224965924" table:formula="of:=[.AP13]-[.AP14]" table:style-name="ce12">
            <text:p>359,785</text:p>
          </table:table-cell>
          <table:table-cell table:number-columns-repeated="16342" table:style-name="ce12"/>
        </table:table-row>
        <table:table-row table:style-name="ro1">
          <table:table-cell table:number-columns-repeated="5" table:style-name="ce1"/>
          <table:table-cell office:value-type="string" table:style-name="ce7">
            <text:p>R&amp;D</text:p>
          </table:table-cell>
          <table:table-cell office:value-type="float" office:value="9119" table:style-name="ce26">
            <text:p>9,119</text:p>
          </table:table-cell>
          <table:table-cell office:value-type="float" office:value="9841" table:style-name="ce3">
            <text:p>9,841</text:p>
          </table:table-cell>
          <table:table-cell office:value-type="float" office:value="10273" table:style-name="ce3">
            <text:p>10,273</text:p>
          </table:table-cell>
          <table:table-cell office:value-type="float" office:value="10267" table:style-name="ce3">
            <text:p>10,267</text:p>
          </table:table-cell>
          <table:table-cell office:value-type="float" office:value="11468" table:style-name="ce3">
            <text:p>11,468</text:p>
          </table:table-cell>
          <table:table-cell office:value-type="float" office:value="10588" table:style-name="ce26">
            <text:p>10,588</text:p>
          </table:table-cell>
          <table:table-cell office:value-type="float" office:value="11258" table:style-name="ce3">
            <text:p>11,258</text:p>
          </table:table-cell>
          <table:table-cell office:value-type="float" office:value="12113" table:style-name="ce3">
            <text:p>12,113</text:p>
          </table:table-cell>
          <table:table-cell office:value-type="float" office:value="11903" table:style-name="ce3">
            <text:p>11,903</text:p>
          </table:table-cell>
          <table:table-cell office:value-type="float" office:value="11860" table:style-name="ce3">
            <text:p>11,860</text:p>
          </table:table-cell>
          <table:table-cell table:number-columns-repeated="8" table:style-name="ce3"/>
          <table:table-cell office:value-type="float" office:value="0.9981937326724355" table:formula="of:=AVERAGE([.O16:.P16])/[.O16]" table:style-name="ce29">
            <office:annotation draw:style-name="a4" svg:x="18.46875in" svg:y="3.01041666666667in" svg:width="1.5in" svg:height="0.822916666666667in">
              <text:p>Comment:</text:p>
              <text:p><text:s text:c="4"/>Not sustainable at 20% y/y</text:p>
            </office:annotation>
            <text:p><text:s/>1.00<text:s/></text:p>
          </table:table-cell>
          <table:table-cell table:number-columns-repeated="6" table:style-name="ce3"/>
          <table:table-cell office:value-type="float" office:value="39500" table:formula="of:=SUM([.G16:.J16])" table:style-name="ce3">
            <text:p>39,500</text:p>
          </table:table-cell>
          <table:table-cell office:value-type="float" office:value="45427" table:formula="of:=SUM([.K16:.N16])" table:style-name="ce3">
            <text:p>45,427</text:p>
          </table:table-cell>
          <table:table-cell office:value-type="float" office:value="45344.946694110724" table:formula="of:=[.AG16]*[.$Y16]" table:style-name="ce3">
            <text:p>45,345</text:p>
          </table:table-cell>
          <table:table-cell office:value-type="float" office:value="45263.041598427" table:formula="of:=[.AH16]*[.$Y16]" table:style-name="ce3">
            <text:p>45,263</text:p>
          </table:table-cell>
          <table:table-cell office:value-type="float" office:value="45181.284445241567" table:formula="of:=[.AI16]*[.$Y16]" table:style-name="ce3">
            <text:p>45,181</text:p>
          </table:table-cell>
          <table:table-cell office:value-type="float" office:value="45099.674967330728" table:formula="of:=[.AJ16]*[.$Y16]" table:style-name="ce3">
            <text:p>45,100</text:p>
          </table:table-cell>
          <table:table-cell office:value-type="float" office:value="45018.212897953461" table:formula="of:=[.AK16]*[.$Y16]" table:style-name="ce3">
            <text:p>45,018</text:p>
          </table:table-cell>
          <table:table-cell office:value-type="float" office:value="44936.897970850543" table:formula="of:=[.AL16]*[.$Y16]" table:style-name="ce3">
            <text:p>44,937</text:p>
          </table:table-cell>
          <table:table-cell office:value-type="float" office:value="44855.729920243699" table:formula="of:=[.AM16]*[.$Y16]" table:style-name="ce3">
            <text:p>44,856</text:p>
          </table:table-cell>
          <table:table-cell office:value-type="float" office:value="44774.708480834706" table:formula="of:=[.AN16]*[.$Y16]" table:style-name="ce3">
            <text:p>44,775</text:p>
          </table:table-cell>
          <table:table-cell office:value-type="float" office:value="44693.833387804552" table:formula="of:=[.AO16]*[.$Y16]" table:style-name="ce3">
            <text:p>44,694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S&amp;M</text:p>
          </table:table-cell>
          <table:table-cell office:value-type="float" office:value="5825" table:style-name="ce26">
            <text:p>5,825</text:p>
          </table:table-cell>
          <table:table-cell office:value-type="float" office:value="6630" table:style-name="ce3">
            <text:p>6,630</text:p>
          </table:table-cell>
          <table:table-cell office:value-type="float" office:value="6929" table:style-name="ce3">
            <text:p>6,929</text:p>
          </table:table-cell>
          <table:table-cell office:value-type="float" office:value="7183" table:style-name="ce3">
            <text:p>7,183</text:p>
          </table:table-cell>
          <table:table-cell office:value-type="float" office:value="6533" table:style-name="ce3">
            <text:p>6,533</text:p>
          </table:table-cell>
          <table:table-cell office:value-type="float" office:value="6781" table:style-name="ce26">
            <text:p>6,781</text:p>
          </table:table-cell>
          <table:table-cell office:value-type="float" office:value="6884" table:style-name="ce3">
            <text:p>6,884</text:p>
          </table:table-cell>
          <table:table-cell office:value-type="float" office:value="7719" table:style-name="ce3">
            <text:p>7,719</text:p>
          </table:table-cell>
          <table:table-cell office:value-type="float" office:value="6426" table:style-name="ce3">
            <text:p>6,426</text:p>
          </table:table-cell>
          <table:table-cell office:value-type="float" office:value="6792" table:style-name="ce3">
            <text:p>6,792</text:p>
          </table:table-cell>
          <table:table-cell table:number-columns-repeated="8" table:style-name="ce3"/>
          <table:table-cell office:value-type="float" office:value="1.0369867605161724" table:formula="of:=AVERAGE([.H17:.P17])/[.H17]" table:style-name="ce29">
            <office:annotation draw:style-name="a5" svg:x="18.46875in" svg:y="3.21875in" svg:width="1.5in" svg:height="0.822916666666667in">
              <text:p>Comment:</text:p>
              <text:p><text:s text:c="4"/>Sudden spike Q122 to Q222. Used Q222 as bench</text:p>
            </office:annotation>
            <text:p><text:s/>1.04<text:s/></text:p>
          </table:table-cell>
          <table:table-cell table:number-columns-repeated="6" table:style-name="ce3"/>
          <table:table-cell office:value-type="float" office:value="26567" table:formula="of:=SUM([.G17:.J17])" table:style-name="ce3">
            <text:p>26,567</text:p>
          </table:table-cell>
          <table:table-cell office:value-type="float" office:value="27917" table:formula="of:=SUM([.K17:.N17])" table:style-name="ce3">
            <text:p>27,917</text:p>
          </table:table-cell>
          <table:table-cell office:value-type="float" office:value="28949.559393329986" table:formula="of:=[.AG17]*[.$Y17]" table:style-name="ce3">
            <text:p>28,950</text:p>
          </table:table-cell>
          <table:table-cell office:value-type="float" office:value="30020.309813659791" table:formula="of:=[.AH17]*[.$Y17]" table:style-name="ce3">
            <text:p>30,020</text:p>
          </table:table-cell>
          <table:table-cell office:value-type="float" office:value="31130.663823358926" table:formula="of:=[.AI17]*[.$Y17]" table:style-name="ce3">
            <text:p>31,131</text:p>
          </table:table-cell>
          <table:table-cell office:value-type="float" office:value="32282.086230902976" table:formula="of:=[.AJ17]*[.$Y17]" table:style-name="ce3">
            <text:p>32,282</text:p>
          </table:table-cell>
          <table:table-cell office:value-type="float" office:value="33476.096023287813" table:formula="of:=[.AK17]*[.$Y17]" table:style-name="ce3">
            <text:p>33,476</text:p>
          </table:table-cell>
          <table:table-cell office:value-type="float" office:value="34714.268369917554" table:formula="of:=[.AL17]*[.$Y17]" table:style-name="ce3">
            <text:p>34,714</text:p>
          </table:table-cell>
          <table:table-cell office:value-type="float" office:value="35998.236700609836" table:formula="of:=[.AM17]*[.$Y17]" table:style-name="ce3">
            <text:p>35,998</text:p>
          </table:table-cell>
          <table:table-cell office:value-type="float" office:value="37329.694860459778" table:formula="of:=[.AN17]*[.$Y17]" table:style-name="ce3">
            <text:p>37,330</text:p>
          </table:table-cell>
          <table:table-cell office:value-type="float" office:value="38710.399344405399" table:formula="of:=[.AO17]*[.$Y17]" table:style-name="ce3">
            <text:p>38,710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G&amp;A</text:p>
          </table:table-cell>
          <table:table-cell office:value-type="float" office:value="3374" table:style-name="ce26">
            <text:p>3,374</text:p>
          </table:table-cell>
          <table:table-cell office:value-type="float" office:value="3657" table:style-name="ce3">
            <text:p>3,657</text:p>
          </table:table-cell>
          <table:table-cell office:value-type="float" office:value="3597" table:style-name="ce3">
            <text:p>3,597</text:p>
          </table:table-cell>
          <table:table-cell office:value-type="float" office:value="5096" table:style-name="ce3">
            <text:p>5,096</text:p>
          </table:table-cell>
          <table:table-cell office:value-type="float" office:value="3759" table:style-name="ce3">
            <text:p>3,759</text:p>
          </table:table-cell>
          <table:table-cell office:value-type="float" office:value="3481" table:style-name="ce26">
            <text:p>3,481</text:p>
          </table:table-cell>
          <table:table-cell office:value-type="float" office:value="3979" table:style-name="ce3">
            <text:p>3,979</text:p>
          </table:table-cell>
          <table:table-cell office:value-type="float" office:value="5206" table:style-name="ce3">
            <text:p>5,206</text:p>
          </table:table-cell>
          <table:table-cell office:value-type="float" office:value="3026" table:style-name="ce3">
            <text:p>3,026</text:p>
          </table:table-cell>
          <table:table-cell office:value-type="float" office:value="3158" table:style-name="ce3">
            <text:p>3,158</text:p>
          </table:table-cell>
          <table:table-cell table:number-columns-repeated="8" table:style-name="ce3"/>
          <table:table-cell office:value-type="float" office:value="1.0621638866101542" table:formula="of:=AVERAGE([.H18:.P18])/[.H18]" table:style-name="ce29">
            <text:p><text:s/>1.06<text:s/></text:p>
          </table:table-cell>
          <table:table-cell table:number-columns-repeated="6" table:style-name="ce3"/>
          <table:table-cell office:value-type="float" office:value="15724" table:formula="of:=SUM([.G18:.J18])" table:style-name="ce3">
            <text:p>15,724</text:p>
          </table:table-cell>
          <table:table-cell office:value-type="float" office:value="16425" table:formula="of:=SUM([.K18:.N18])" table:style-name="ce3">
            <text:p>16,425</text:p>
          </table:table-cell>
          <table:table-cell office:value-type="float" office:value="17446.041837571782" table:formula="of:=[.AG18]*[.$Y18]" table:style-name="ce3">
            <text:p>17,446</text:p>
          </table:table-cell>
          <table:table-cell office:value-type="float" office:value="18530.555604158599" table:formula="of:=[.AH18]*[.$Y18]" table:style-name="ce3">
            <text:p>18,531</text:p>
          </table:table-cell>
          <table:table-cell office:value-type="float" office:value="19682.486961558672" table:formula="of:=[.AI18]*[.$Y18]" table:style-name="ce3">
            <text:p>19,682</text:p>
          </table:table-cell>
          <table:table-cell office:value-type="float" office:value="20906.026849242844" table:formula="of:=[.AJ18]*[.$Y18]" table:style-name="ce3">
            <text:p>20,906</text:p>
          </table:table-cell>
          <table:table-cell office:value-type="float" office:value="22205.626731768014" table:formula="of:=[.AK18]*[.$Y18]" table:style-name="ce3">
            <text:p>22,206</text:p>
          </table:table-cell>
          <table:table-cell office:value-type="float" office:value="23586.014794029048" table:formula="of:=[.AL18]*[.$Y18]" table:style-name="ce3">
            <text:p>23,586</text:p>
          </table:table-cell>
          <table:table-cell office:value-type="float" office:value="25052.213143270488" table:formula="of:=[.AM18]*[.$Y18]" table:style-name="ce3">
            <text:p>25,052</text:p>
          </table:table-cell>
          <table:table-cell office:value-type="float" office:value="26609.556080442169" table:formula="of:=[.AN18]*[.$Y18]" table:style-name="ce3">
            <text:p>26,610</text:p>
          </table:table-cell>
          <table:table-cell office:value-type="float" office:value="28263.709507373314" table:formula="of:=[.AO18]*[.$Y18]" table:style-name="ce3">
            <text:p>28,264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OpEx</text:p>
          </table:table-cell>
          <table:table-cell office:value-type="float" office:value="18318" table:formula="of:=SUM([.G16:.G18])" table:style-name="ce26">
            <text:p>18,318</text:p>
          </table:table-cell>
          <table:table-cell office:value-type="float" office:value="20128" table:formula="of:=SUM([.H16:.H18])" table:style-name="ce3">
            <text:p>20,128</text:p>
          </table:table-cell>
          <table:table-cell office:value-type="float" office:value="20799" table:formula="of:=SUM([.I16:.I18])" table:style-name="ce3">
            <text:p>20,799</text:p>
          </table:table-cell>
          <table:table-cell office:value-type="float" office:value="22546" table:formula="of:=SUM([.J16:.J18])" table:style-name="ce3">
            <text:p>22,546</text:p>
          </table:table-cell>
          <table:table-cell office:value-type="float" office:value="21760" table:formula="of:=SUM([.K16:.K18])" table:style-name="ce3">
            <text:p>21,760</text:p>
          </table:table-cell>
          <table:table-cell office:value-type="float" office:value="20850" table:formula="of:=SUM([.L16:.L18])" table:style-name="ce26">
            <text:p>20,850</text:p>
          </table:table-cell>
          <table:table-cell office:value-type="float" office:value="22121" table:formula="of:=SUM([.M16:.M18])" table:style-name="ce3">
            <text:p>22,121</text:p>
          </table:table-cell>
          <table:table-cell office:value-type="float" office:value="25038" table:formula="of:=SUM([.N16:.N18])" table:style-name="ce3">
            <text:p>25,038</text:p>
          </table:table-cell>
          <table:table-cell office:value-type="float" office:value="21355" table:formula="of:=SUM([.O16:.O18])" table:style-name="ce3">
            <text:p>21,355</text:p>
          </table:table-cell>
          <table:table-cell office:value-type="float" office:value="21810" table:formula="of:=SUM([.P16:.P18])" table:style-name="ce3">
            <text:p>21,810</text:p>
          </table:table-cell>
          <table:table-cell table:number-columns-repeated="8" table:style-name="ce3"/>
          <table:table-cell office:value-type="float" office:value="1.1722076645922044" table:formula="of:=AVERAGE([.G19:.P19])/[.G19]" table:style-name="ce29">
            <text:p><text:s/>1.17<text:s/></text:p>
          </table:table-cell>
          <table:table-cell table:number-columns-repeated="6" table:style-name="ce3"/>
          <table:table-cell office:value-type="float" office:value="81791" table:formula="of:=SUM([.G19:.J19])" table:style-name="ce3">
            <text:p>81,791</text:p>
          </table:table-cell>
          <table:table-cell office:value-type="float" office:value="89769" table:formula="of:=SUM([.K19:.N19])" table:style-name="ce3">
            <text:p>89,769</text:p>
          </table:table-cell>
          <table:table-cell office:value-type="float" office:value="91740.547925012492" table:formula="of:=SUM([.AH16:.AH18])" table:style-name="ce3">
            <text:p>91,741</text:p>
          </table:table-cell>
          <table:table-cell office:value-type="float" office:value="93813.907016245386" table:formula="of:=SUM([.AI16:.AI18])" table:style-name="ce3">
            <text:p>93,814</text:p>
          </table:table-cell>
          <table:table-cell office:value-type="float" office:value="95994.435230159172" table:formula="of:=SUM([.AJ16:.AJ18])" table:style-name="ce3">
            <text:p>95,994</text:p>
          </table:table-cell>
          <table:table-cell office:value-type="float" office:value="98287.788047476541" table:formula="of:=SUM([.AK16:.AK18])" table:style-name="ce3">
            <text:p>98,288</text:p>
          </table:table-cell>
          <table:table-cell office:value-type="float" office:value="100699.93565300929" table:formula="of:=SUM([.AL16:.AL18])" table:style-name="ce3">
            <text:p>100,700</text:p>
          </table:table-cell>
          <table:table-cell office:value-type="float" office:value="103237.18113479715" table:formula="of:=SUM([.AM16:.AM18])" table:style-name="ce3">
            <text:p>103,237</text:p>
          </table:table-cell>
          <table:table-cell office:value-type="float" office:value="105906.17976412403" table:formula="of:=SUM([.AN16:.AN18])" table:style-name="ce3">
            <text:p>105,906</text:p>
          </table:table-cell>
          <table:table-cell office:value-type="float" office:value="108713.95942173665" table:formula="of:=SUM([.AO16:.AO18])" table:style-name="ce3">
            <text:p>108,714</text:p>
          </table:table-cell>
          <table:table-cell office:value-type="float" office:value="111667.94223958327" table:formula="of:=SUM([.AP16:.AP18])" table:style-name="ce3">
            <text:p>111,668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OpInc</text:p>
          </table:table-cell>
          <table:table-cell office:value-type="float" office:value="20094" table:formula="of:=[.G15]-[.G19]" table:style-name="ce26">
            <text:p>20,094</text:p>
          </table:table-cell>
          <table:table-cell office:value-type="float" office:value="19453" table:formula="of:=[.H15]-[.H19]" table:style-name="ce3">
            <text:p>19,453</text:p>
          </table:table-cell>
          <table:table-cell office:value-type="float" office:value="17135" table:formula="of:=[.I15]-[.I19]" table:style-name="ce3">
            <text:p>17,135</text:p>
          </table:table-cell>
          <table:table-cell office:value-type="float" office:value="18160" table:formula="of:=[.J15]-[.J19]" table:style-name="ce3">
            <text:p>18,160</text:p>
          </table:table-cell>
          <table:table-cell office:value-type="float" office:value="17415" table:formula="of:=[.K15]-[.K19]" table:style-name="ce3">
            <text:p>17,415</text:p>
          </table:table-cell>
          <table:table-cell office:value-type="float" office:value="21838" table:formula="of:=[.L15]-[.L19]" table:style-name="ce26">
            <text:p>21,838</text:p>
          </table:table-cell>
          <table:table-cell office:value-type="float" office:value="21343" table:formula="of:=[.M15]-[.M19]" table:style-name="ce3">
            <text:p>21,343</text:p>
          </table:table-cell>
          <table:table-cell office:value-type="float" office:value="23697" table:formula="of:=[.N15]-[.N19]" table:style-name="ce3">
            <text:p>23,697</text:p>
          </table:table-cell>
          <table:table-cell office:value-type="float" office:value="25472" table:formula="of:=[.O15]-[.O19]" table:style-name="ce3">
            <text:p>25,472</text:p>
          </table:table-cell>
          <table:table-cell office:value-type="float" office:value="27425" table:formula="of:=[.P15]-[.P19]" table:style-name="ce3">
            <text:p>27,425</text:p>
          </table:table-cell>
          <table:table-cell table:number-columns-repeated="8" table:style-name="ce3"/>
          <table:table-cell office:value-type="float" office:value="1.0552005573803125" table:formula="of:=AVERAGE([.G20:.P20])/[.G20]" table:style-name="ce29">
            <text:p><text:s/>1.06<text:s/></text:p>
          </table:table-cell>
          <table:table-cell table:number-columns-repeated="6" table:style-name="ce3"/>
          <table:table-cell office:value-type="float" office:value="74842" table:formula="of:=SUM([.G20:.J20])" table:style-name="ce3">
            <text:p>74,842</text:p>
          </table:table-cell>
          <table:table-cell office:value-type="float" office:value="84293" table:formula="of:=SUM([.K20:.N20])" table:style-name="ce3">
            <text:p>84,293</text:p>
          </table:table-cell>
          <table:table-cell office:value-type="float" office:value="96383.73732236099" table:formula="of:=[.AH15]-[.AH19]" table:style-name="ce3">
            <text:p>96,384</text:p>
          </table:table-cell>
          <table:table-cell office:value-type="float" office:value="112665.25509256445" table:formula="of:=[.AI15]-[.AI19]" table:style-name="ce3">
            <text:p>112,665</text:p>
          </table:table-cell>
          <table:table-cell office:value-type="float" office:value="128511.6281734579" table:formula="of:=[.AJ15]-[.AJ19]" table:style-name="ce3">
            <text:p>128,512</text:p>
          </table:table-cell>
          <table:table-cell office:value-type="float" office:value="148304.02397779364" table:formula="of:=[.AK15]-[.AK19]" table:style-name="ce3">
            <text:p>148,304</text:p>
          </table:table-cell>
          <table:table-cell office:value-type="float" office:value="163294.1287487825" table:formula="of:=[.AL15]-[.AL19]" table:style-name="ce3">
            <text:p>163,294</text:p>
          </table:table-cell>
          <table:table-cell office:value-type="float" office:value="180422.75273889833" table:formula="of:=[.AM15]-[.AM19]" table:style-name="ce3">
            <text:p>180,423</text:p>
          </table:table-cell>
          <table:table-cell office:value-type="float" office:value="200009.67871419882" table:formula="of:=[.AN15]-[.AN19]" table:style-name="ce3">
            <text:p>200,010</text:p>
          </table:table-cell>
          <table:table-cell office:value-type="float" office:value="222428.69674241019" table:formula="of:=[.AO15]-[.AO19]" table:style-name="ce3">
            <text:p>222,429</text:p>
          </table:table-cell>
          <table:table-cell office:value-type="float" office:value="248116.65001007597" table:formula="of:=[.AP15]-[.AP19]" table:style-name="ce3">
            <text:p>248,117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Other</text:p>
          </table:table-cell>
          <table:table-cell office:value-type="float" office:value="-1160" table:style-name="ce26">
            <text:p>-1,160</text:p>
          </table:table-cell>
          <table:table-cell office:value-type="float" office:value="-439" table:style-name="ce3">
            <text:p>-439</text:p>
          </table:table-cell>
          <table:table-cell office:value-type="float" office:value="-902" table:style-name="ce3">
            <text:p>-902</text:p>
          </table:table-cell>
          <table:table-cell office:value-type="float" office:value="-1013" table:style-name="ce3">
            <text:p>-1,013</text:p>
          </table:table-cell>
          <table:table-cell office:value-type="float" office:value="790" table:style-name="ce3">
            <text:p>790</text:p>
          </table:table-cell>
          <table:table-cell office:value-type="float" office:value="65" table:style-name="ce26">
            <text:p>65</text:p>
          </table:table-cell>
          <table:table-cell office:value-type="float" office:value="-146" table:style-name="ce3">
            <text:p>-146</text:p>
          </table:table-cell>
          <table:table-cell office:value-type="float" office:value="715" table:style-name="ce3">
            <text:p>715</text:p>
          </table:table-cell>
          <table:table-cell office:value-type="float" office:value="2843" table:style-name="ce3">
            <text:p>2,843</text:p>
          </table:table-cell>
          <table:table-cell office:value-type="float" office:value="126" table:style-name="ce3">
            <text:p>126</text:p>
          </table:table-cell>
          <table:table-cell table:number-columns-repeated="8" table:style-name="ce3"/>
          <table:table-cell office:value-type="float" office:value="7.5775862068965527E-2" table:formula="of:=-AVERAGE([.G21:.P21])/[.G21]" table:style-name="ce29">
            <text:p><text:s/>0.08<text:s/></text:p>
          </table:table-cell>
          <table:table-cell table:number-columns-repeated="6" table:style-name="ce3"/>
          <table:table-cell office:value-type="float" office:value="-3514" table:formula="of:=SUM([.G21:.J21])" table:style-name="ce3">
            <text:p>-3,514</text:p>
          </table:table-cell>
          <table:table-cell office:value-type="float" office:value="1424" table:formula="of:=SUM([.K21:.N21])" table:style-name="ce3">
            <text:p>1,424</text:p>
          </table:table-cell>
          <table:table-cell office:value-type="float" office:value="1286.71" table:formula="of:=[.AG42]*[.$AU$34]" table:style-name="ce3">
            <text:p>1,287</text:p>
          </table:table-cell>
          <table:table-cell office:value-type="float" office:value="2116.4864397718302" table:formula="of:=[.AH42]*[.$AU$34]" table:style-name="ce3">
            <text:p>2,116</text:p>
          </table:table-cell>
          <table:table-cell office:value-type="float" office:value="3091.6348848809489" table:formula="of:=[.AI42]*[.$AU$34]" table:style-name="ce3">
            <text:p>3,092</text:p>
          </table:table-cell>
          <table:table-cell office:value-type="float" office:value="4209.6935205958598" table:formula="of:=[.AJ42]*[.$AU$34]" table:style-name="ce3">
            <text:p>4,210</text:p>
          </table:table-cell>
          <table:table-cell office:value-type="float" office:value="5505.4005946557845" table:formula="of:=[.AK42]*[.$AU$34]" table:style-name="ce3">
            <text:p>5,505</text:p>
          </table:table-cell>
          <table:table-cell office:value-type="float" office:value="6939.4666436365142" table:formula="of:=[.AL42]*[.$AU$34]" table:style-name="ce3">
            <text:p>6,939</text:p>
          </table:table-cell>
          <table:table-cell office:value-type="float" office:value="8531.2352861396485" table:formula="of:=[.AM42]*[.$AU$34]" table:style-name="ce3">
            <text:p>8,531</text:p>
          </table:table-cell>
          <table:table-cell office:value-type="float" office:value="10302.931248530796" table:formula="of:=[.AN42]*[.$AU$34]" table:style-name="ce3">
            <text:p>10,303</text:p>
          </table:table-cell>
          <table:table-cell office:value-type="float" office:value="12280.143670413629" table:formula="of:=[.AO42]*[.$AU$34]" table:style-name="ce3">
            <text:p>12,280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Pre Tax</text:p>
          </table:table-cell>
          <table:table-cell office:value-type="float" office:value="18934" table:formula="of:=SUM([.G20:.G21])" table:style-name="ce26">
            <text:p>18,934</text:p>
          </table:table-cell>
          <table:table-cell office:value-type="float" office:value="19014" table:formula="of:=SUM([.H20:.H21])" table:style-name="ce3">
            <text:p>19,014</text:p>
          </table:table-cell>
          <table:table-cell office:value-type="float" office:value="16233" table:formula="of:=SUM([.I20:.I21])" table:style-name="ce3">
            <text:p>16,233</text:p>
          </table:table-cell>
          <table:table-cell office:value-type="float" office:value="17147" table:formula="of:=SUM([.J20:.J21])" table:style-name="ce3">
            <text:p>17,147</text:p>
          </table:table-cell>
          <table:table-cell office:value-type="float" office:value="18205" table:formula="of:=SUM([.K20:.K21])" table:style-name="ce3">
            <text:p>18,205</text:p>
          </table:table-cell>
          <table:table-cell office:value-type="float" office:value="21903" table:formula="of:=SUM([.L20:.L21])" table:style-name="ce26">
            <text:p>21,903</text:p>
          </table:table-cell>
          <table:table-cell office:value-type="float" office:value="21197" table:formula="of:=SUM([.M20:.M21])" table:style-name="ce3">
            <text:p>21,197</text:p>
          </table:table-cell>
          <table:table-cell office:value-type="float" office:value="24412" table:formula="of:=SUM([.N20:.N21])" table:style-name="ce3">
            <text:p>24,412</text:p>
          </table:table-cell>
          <table:table-cell office:value-type="float" office:value="28315" table:formula="of:=SUM([.O20:.O21])" table:style-name="ce3">
            <text:p>28,315</text:p>
          </table:table-cell>
          <table:table-cell office:value-type="float" office:value="27551" table:formula="of:=SUM([.P20:.P21])" table:style-name="ce3">
            <text:p>27,551</text:p>
          </table:table-cell>
          <table:table-cell table:number-columns-repeated="8" table:style-name="ce3"/>
          <table:table-cell office:value-type="float" office:value="1.1244903348473645" table:formula="of:=AVERAGE([.G22:.P22])/[.G22]" table:style-name="ce29">
            <text:p><text:s/>1.12<text:s/></text:p>
          </table:table-cell>
          <table:table-cell table:number-columns-repeated="6" table:style-name="ce3"/>
          <table:table-cell office:value-type="float" office:value="71328" table:formula="of:=SUM([.G22:.J22])" table:style-name="ce3">
            <text:p>71,328</text:p>
          </table:table-cell>
          <table:table-cell office:value-type="float" office:value="85717" table:formula="of:=SUM([.K22:.N22])" table:style-name="ce3">
            <text:p>85,717</text:p>
          </table:table-cell>
          <table:table-cell office:value-type="float" office:value="97670.447322360997" table:formula="of:=SUM([.AH20:.AH21])" table:style-name="ce3">
            <text:p>97,670</text:p>
          </table:table-cell>
          <table:table-cell office:value-type="float" office:value="114781.74153233628" table:formula="of:=SUM([.AI20:.AI21])" table:style-name="ce3">
            <text:p>114,782</text:p>
          </table:table-cell>
          <table:table-cell office:value-type="float" office:value="131603.26305833884" table:formula="of:=SUM([.AJ20:.AJ21])" table:style-name="ce3">
            <text:p>131,603</text:p>
          </table:table-cell>
          <table:table-cell office:value-type="float" office:value="152513.71749838951" table:formula="of:=SUM([.AK20:.AK21])" table:style-name="ce3">
            <text:p>152,514</text:p>
          </table:table-cell>
          <table:table-cell office:value-type="float" office:value="168799.52934343828" table:formula="of:=SUM([.AL20:.AL21])" table:style-name="ce3">
            <text:p>168,800</text:p>
          </table:table-cell>
          <table:table-cell office:value-type="float" office:value="187362.21938253485" table:formula="of:=SUM([.AM20:.AM21])" table:style-name="ce3">
            <text:p>187,362</text:p>
          </table:table-cell>
          <table:table-cell office:value-type="float" office:value="208540.91400033847" table:formula="of:=SUM([.AN20:.AN21])" table:style-name="ce3">
            <text:p>208,541</text:p>
          </table:table-cell>
          <table:table-cell office:value-type="float" office:value="232731.62799094099" table:formula="of:=SUM([.AO20:.AO21])" table:style-name="ce3">
            <text:p>232,732</text:p>
          </table:table-cell>
          <table:table-cell office:value-type="float" office:value="260396.79368048959" table:formula="of:=SUM([.AP20:.AP21])" table:style-name="ce3">
            <text:p>260,397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Taxes</text:p>
          </table:table-cell>
          <table:table-cell office:value-type="float" office:value="2498" table:style-name="ce26">
            <text:p>2,498</text:p>
          </table:table-cell>
          <table:table-cell office:value-type="float" office:value="3012" table:style-name="ce3">
            <text:p>3,012</text:p>
          </table:table-cell>
          <table:table-cell office:value-type="float" office:value="2323" table:style-name="ce3">
            <text:p>2,323</text:p>
          </table:table-cell>
          <table:table-cell office:value-type="float" office:value="3523" table:style-name="ce3">
            <text:p>3,523</text:p>
          </table:table-cell>
          <table:table-cell office:value-type="float" office:value="3154" table:style-name="ce3">
            <text:p>3,154</text:p>
          </table:table-cell>
          <table:table-cell office:value-type="float" office:value="3535" table:style-name="ce26">
            <text:p>3,535</text:p>
          </table:table-cell>
          <table:table-cell office:value-type="float" office:value="1508" table:style-name="ce3">
            <text:p>1,508</text:p>
          </table:table-cell>
          <table:table-cell office:value-type="float" office:value="3725" table:style-name="ce3">
            <text:p>3,725</text:p>
          </table:table-cell>
          <table:table-cell office:value-type="float" office:value="4653" table:style-name="ce3">
            <text:p>4,653</text:p>
          </table:table-cell>
          <table:table-cell office:value-type="float" office:value="3932" table:style-name="ce3">
            <text:p>3,932</text:p>
          </table:table-cell>
          <table:table-cell table:number-columns-repeated="8" table:style-name="ce3"/>
          <table:table-cell office:value-type="float" office:value="1.2755404323458768" table:formula="of:=AVERAGE([.G23:.P23])/[.G23]" table:style-name="ce29">
            <text:p><text:s/>1.28<text:s/></text:p>
          </table:table-cell>
          <table:table-cell table:number-columns-repeated="6" table:style-name="ce3"/>
          <table:table-cell office:value-type="float" office:value="11356" table:formula="of:=SUM([.G23:.J23])" table:style-name="ce3">
            <text:p>11,356</text:p>
          </table:table-cell>
          <table:table-cell office:value-type="float" office:value="11922" table:formula="of:=SUM([.K23:.N23])" table:style-name="ce3">
            <text:p>11,922</text:p>
          </table:table-cell>
          <table:table-cell office:value-type="float" office:value="14692.803345177997" table:formula="of:=[.AH22]*[.$Y$40]" table:style-name="ce3">
            <text:p>14,693</text:p>
          </table:table-cell>
          <table:table-cell office:value-type="float" office:value="17266.897021424433" table:formula="of:=[.AI22]*[.$Y$40]" table:style-name="ce3">
            <text:p>17,267</text:p>
          </table:table-cell>
          <table:table-cell office:value-type="float" office:value="19797.39948684776" table:formula="of:=[.AJ22]*[.$Y$40]" table:style-name="ce3">
            <text:p>19,797</text:p>
          </table:table-cell>
          <table:table-cell office:value-type="float" office:value="22943.010092397119" table:formula="of:=[.AK22]*[.$Y$40]" table:style-name="ce3">
            <text:p>22,943</text:p>
          </table:table-cell>
          <table:table-cell office:value-type="float" office:value="25392.924445365272" table:formula="of:=[.AL22]*[.$Y$40]" table:style-name="ce3">
            <text:p>25,393</text:p>
          </table:table-cell>
          <table:table-cell office:value-type="float" office:value="28185.35513222155" table:formula="of:=[.AM22]*[.$Y$40]" table:style-name="ce3">
            <text:p>28,185</text:p>
          </table:table-cell>
          <table:table-cell office:value-type="float" office:value="31371.31776122373" table:formula="of:=[.AN22]*[.$Y$40]" table:style-name="ce3">
            <text:p>31,371</text:p>
          </table:table-cell>
          <table:table-cell office:value-type="float" office:value="35010.385802657751" table:formula="of:=[.AO22]*[.$Y$40]" table:style-name="ce3">
            <text:p>35,010</text:p>
          </table:table-cell>
          <table:table-cell office:value-type="float" office:value="39172.124077969638" table:formula="of:=[.AP22]*[.$Y$40]" table:style-name="ce3">
            <text:p>39,172</text:p>
          </table:table-cell>
          <table:table-cell table:number-columns-repeated="16342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NetInc</text:p>
          </table:table-cell>
          <table:table-cell office:value-type="float" office:value="16436" table:formula="of:=[.G22]-[.G23]" table:style-name="ce26">
            <text:p>16,436</text:p>
          </table:table-cell>
          <table:table-cell office:value-type="float" office:value="16002" table:formula="of:=[.H22]-[.H23]" table:style-name="ce3">
            <text:p>16,002</text:p>
          </table:table-cell>
          <table:table-cell office:value-type="float" office:value="13910" table:formula="of:=[.I22]-[.I23]" table:style-name="ce3">
            <text:p>13,910</text:p>
          </table:table-cell>
          <table:table-cell office:value-type="float" office:value="13624" table:formula="of:=[.J22]-[.J23]" table:style-name="ce3">
            <text:p>13,624</text:p>
          </table:table-cell>
          <table:table-cell office:value-type="float" office:value="15051" table:formula="of:=[.K22]-[.K23]" table:style-name="ce3">
            <text:p>15,051</text:p>
          </table:table-cell>
          <table:table-cell office:value-type="float" office:value="18368" table:formula="of:=[.L22]-[.L23]" table:style-name="ce26">
            <text:p>18,368</text:p>
          </table:table-cell>
          <table:table-cell office:value-type="float" office:value="19689" table:formula="of:=[.M22]-[.M23]" table:style-name="ce3">
            <text:p>19,689</text:p>
          </table:table-cell>
          <table:table-cell office:value-type="float" office:value="20687" table:formula="of:=[.N22]-[.N23]" table:style-name="ce3">
            <text:p>20,687</text:p>
          </table:table-cell>
          <table:table-cell office:value-type="float" office:value="23662" table:formula="of:=[.O22]-[.O23]" table:style-name="ce3">
            <text:p>23,662</text:p>
          </table:table-cell>
          <table:table-cell office:value-type="float" office:value="23619" table:formula="of:=[.P22]-[.P23]" table:style-name="ce3">
            <text:p>23,619</text:p>
          </table:table-cell>
          <table:table-cell table:number-columns-repeated="15" table:style-name="ce3"/>
          <table:table-cell office:value-type="float" office:value="59972" table:formula="of:=[.AF22]-[.AF23]" table:style-name="ce3">
            <text:p>59,972</text:p>
          </table:table-cell>
          <table:table-cell office:value-type="float" office:value="73795" table:formula="of:=[.AG22]-[.AG23]" table:style-name="ce3">
            <text:p>73,795</text:p>
          </table:table-cell>
          <table:table-cell office:value-type="float" office:value="82977.643977183005" table:formula="of:=[.AH22]-[.AH23]" table:style-name="ce3">
            <text:p>82,978</text:p>
          </table:table-cell>
          <table:table-cell office:value-type="float" office:value="97514.844510911847" table:formula="of:=[.AI22]-[.AI23]" table:style-name="ce3">
            <text:p>97,515</text:p>
          </table:table-cell>
          <table:table-cell office:value-type="float" office:value="111805.86357149108" table:formula="of:=[.AJ22]-[.AJ23]" table:style-name="ce3">
            <text:p>111,806</text:p>
          </table:table-cell>
          <table:table-cell office:value-type="float" office:value="129570.70740599239" table:formula="of:=[.AK22]-[.AK23]" table:style-name="ce3">
            <text:p>129,571</text:p>
          </table:table-cell>
          <table:table-cell office:value-type="float" office:value="143406.60489807301" table:formula="of:=[.AL22]-[.AL23]" table:style-name="ce3">
            <text:p>143,407</text:p>
          </table:table-cell>
          <table:table-cell office:value-type="float" office:value="159176.86425031332" table:formula="of:=[.AM22]-[.AM23]" table:style-name="ce3">
            <text:p>159,177</text:p>
          </table:table-cell>
          <table:table-cell office:value-type="float" office:value="177169.59623911473" table:formula="of:=[.AN22]-[.AN23]" table:style-name="ce3">
            <text:p>177,170</text:p>
          </table:table-cell>
          <table:table-cell office:value-type="float" office:value="197721.24218828324" table:formula="of:=[.AO22]-[.AO23]" table:style-name="ce3">
            <text:p>197,721</text:p>
          </table:table-cell>
          <table:table-cell office:value-type="float" office:value="221224.66960251995" table:formula="of:=[.AP22]-[.AP23]" table:style-name="ce3">
            <text:p>221,225</text:p>
          </table:table-cell>
          <table:table-cell office:value-type="float" office:value="219012.42290649476" table:formula="of:=[.AP24]*(1+[.$AU$32])" table:style-name="ce3">
            <text:p>219,012</text:p>
          </table:table-cell>
          <table:table-cell office:value-type="float" office:value="216822.29867742982" table:formula="of:=[.AQ24]*(1+[.$AU$32])" table:style-name="ce3">
            <text:p>216,822</text:p>
          </table:table-cell>
          <table:table-cell office:value-type="float" office:value="214654.07569065553" table:formula="of:=[.AR24]*(1+[.$AU$32])" table:style-name="ce3">
            <text:p>214,654</text:p>
          </table:table-cell>
          <table:table-cell office:value-type="float" office:value="212507.53493374898" table:formula="of:=[.AS24]*(1+[.$AU$32])" table:style-name="ce3">
            <text:p>212,508</text:p>
          </table:table-cell>
          <table:table-cell office:value-type="float" office:value="210382.4595844115" table:formula="of:=[.AT24]*(1+[.$AU$32])" table:style-name="ce3">
            <text:p>210,382</text:p>
          </table:table-cell>
          <table:table-cell office:value-type="float" office:value="208278.63498856738" table:formula="of:=[.AU24]*(1+[.$AU$32])" table:style-name="ce3">
            <text:p>208,279</text:p>
          </table:table-cell>
          <table:table-cell office:value-type="float" office:value="206195.84863868169" table:formula="of:=[.AV24]*(1+[.$AU$32])" table:style-name="ce3">
            <text:p>206,196</text:p>
          </table:table-cell>
          <table:table-cell office:value-type="float" office:value="204133.89015229489" table:formula="of:=[.AW24]*(1+[.$AU$32])" table:style-name="ce3">
            <text:p>204,134</text:p>
          </table:table-cell>
          <table:table-cell office:value-type="float" office:value="202092.55125077194" table:formula="of:=[.AX24]*(1+[.$AU$32])" table:style-name="ce3">
            <text:p>202,093</text:p>
          </table:table-cell>
          <table:table-cell office:value-type="float" office:value="200071.62573826421" table:formula="of:=[.AY24]*(1+[.$AU$32])" table:style-name="ce3">
            <text:p>200,072</text:p>
          </table:table-cell>
          <table:table-cell office:value-type="float" office:value="198070.90948088156" table:formula="of:=[.AZ24]*(1+[.$AU$32])" table:style-name="ce3">
            <text:p>198,071</text:p>
          </table:table-cell>
          <table:table-cell office:value-type="float" office:value="196090.20038607274" table:formula="of:=[.BA24]*(1+[.$AU$32])" table:style-name="ce3">
            <text:p>196,090</text:p>
          </table:table-cell>
          <table:table-cell office:value-type="float" office:value="194129.298382212" table:formula="of:=[.BB24]*(1+[.$AU$32])" table:style-name="ce3">
            <text:p>194,129</text:p>
          </table:table-cell>
          <table:table-cell office:value-type="float" office:value="192188.00539838988" table:formula="of:=[.BC24]*(1+[.$AU$32])" table:style-name="ce3">
            <text:p>192,188</text:p>
          </table:table-cell>
          <table:table-cell office:value-type="float" office:value="190266.12534440597" table:formula="of:=[.BD24]*(1+[.$AU$32])" table:style-name="ce3">
            <text:p>190,266</text:p>
          </table:table-cell>
          <table:table-cell office:value-type="float" office:value="188363.4640909619" table:formula="of:=[.BE24]*(1+[.$AU$32])" table:style-name="ce3">
            <text:p>188,363</text:p>
          </table:table-cell>
          <table:table-cell office:value-type="float" office:value="186479.82945005229" table:formula="of:=[.BF24]*(1+[.$AU$32])" table:style-name="ce3">
            <text:p>186,480</text:p>
          </table:table-cell>
          <table:table-cell office:value-type="float" office:value="184615.03115555175" table:formula="of:=[.BG24]*(1+[.$AU$32])" table:style-name="ce3">
            <text:p>184,615</text:p>
          </table:table-cell>
          <table:table-cell office:value-type="float" office:value="182768.88084399624" table:formula="of:=[.BH24]*(1+[.$AU$32])" table:style-name="ce3">
            <text:p>182,769</text:p>
          </table:table-cell>
          <table:table-cell office:value-type="float" office:value="180941.19203555628" table:formula="of:=[.BI24]*(1+[.$AU$32])" table:style-name="ce3">
            <text:p>180,941</text:p>
          </table:table-cell>
          <table:table-cell office:value-type="float" office:value="179131.7801152007" table:formula="of:=[.BJ24]*(1+[.$AU$32])" table:style-name="ce3">
            <text:p>179,132</text:p>
          </table:table-cell>
          <table:table-cell office:value-type="float" office:value="177340.46231404869" table:formula="of:=[.BK24]*(1+[.$AU$32])" table:style-name="ce3">
            <text:p>177,340</text:p>
          </table:table-cell>
          <table:table-cell office:value-type="float" office:value="175567.0576909082" table:formula="of:=[.BL24]*(1+[.$AU$32])" table:style-name="ce3">
            <text:p>175,567</text:p>
          </table:table-cell>
          <table:table-cell office:value-type="float" office:value="173811.38711399911" table:formula="of:=[.BM24]*(1+[.$AU$32])" table:style-name="ce3">
            <text:p>173,811</text:p>
          </table:table-cell>
          <table:table-cell office:value-type="float" office:value="172073.27324285911" table:formula="of:=[.BN24]*(1+[.$AU$32])" table:style-name="ce3">
            <text:p>172,073</text:p>
          </table:table-cell>
          <table:table-cell office:value-type="float" office:value="170352.54051043052" table:formula="of:=[.BO24]*(1+[.$AU$32])" table:style-name="ce3">
            <text:p>170,353</text:p>
          </table:table-cell>
          <table:table-cell office:value-type="float" office:value="168649.01510532622" table:formula="of:=[.BP24]*(1+[.$AU$32])" table:style-name="ce3">
            <text:p>168,649</text:p>
          </table:table-cell>
          <table:table-cell office:value-type="float" office:value="166962.52495427296" table:formula="of:=[.BQ24]*(1+[.$AU$32])" table:style-name="ce3">
            <text:p>166,963</text:p>
          </table:table-cell>
          <table:table-cell office:value-type="float" office:value="165292.89970473023" table:formula="of:=[.BR24]*(1+[.$AU$32])" table:style-name="ce3">
            <text:p>165,293</text:p>
          </table:table-cell>
          <table:table-cell office:value-type="float" office:value="163639.97070768292" table:formula="of:=[.BS24]*(1+[.$AU$32])" table:style-name="ce3">
            <text:p>163,640</text:p>
          </table:table-cell>
          <table:table-cell office:value-type="float" office:value="162003.57100060608" table:formula="of:=[.BT24]*(1+[.$AU$32])" table:style-name="ce3">
            <text:p>162,004</text:p>
          </table:table-cell>
          <table:table-cell office:value-type="float" office:value="160383.53529060003" table:formula="of:=[.BU24]*(1+[.$AU$32])" table:style-name="ce3">
            <text:p>160,384</text:p>
          </table:table-cell>
          <table:table-cell office:value-type="float" office:value="158779.69993769404" table:formula="of:=[.BV24]*(1+[.$AU$32])" table:style-name="ce3">
            <text:p>158,780</text:p>
          </table:table-cell>
          <table:table-cell office:value-type="float" office:value="157191.9029383171" table:formula="of:=[.BW24]*(1+[.$AU$32])" table:style-name="ce3">
            <text:p>157,192</text:p>
          </table:table-cell>
          <table:table-cell office:value-type="float" office:value="155619.98390893394" table:formula="of:=[.BX24]*(1+[.$AU$32])" table:style-name="ce3">
            <text:p>155,620</text:p>
          </table:table-cell>
          <table:table-cell office:value-type="float" office:value="154063.78406984461" table:formula="of:=[.BY24]*(1+[.$AU$32])" table:style-name="ce3">
            <text:p>154,064</text:p>
          </table:table-cell>
          <table:table-cell office:value-type="float" office:value="152523.14622914616" table:formula="of:=[.BZ24]*(1+[.$AU$32])" table:style-name="ce3">
            <text:p>152,523</text:p>
          </table:table-cell>
          <table:table-cell office:value-type="float" office:value="150997.91476685469" table:formula="of:=[.CA24]*(1+[.$AU$32])" table:style-name="ce3">
            <text:p>150,998</text:p>
          </table:table-cell>
          <table:table-cell office:value-type="float" office:value="149487.93561918614" table:formula="of:=[.CB24]*(1+[.$AU$32])" table:style-name="ce3">
            <text:p>149,488</text:p>
          </table:table-cell>
          <table:table-cell office:value-type="float" office:value="147993.05626299427" table:formula="of:=[.CC24]*(1+[.$AU$32])" table:style-name="ce3">
            <text:p>147,993</text:p>
          </table:table-cell>
          <table:table-cell office:value-type="float" office:value="146513.12570036433" table:formula="of:=[.CD24]*(1+[.$AU$32])" table:style-name="ce3">
            <text:p>146,513</text:p>
          </table:table-cell>
          <table:table-cell office:value-type="float" office:value="145047.99444336069" table:formula="of:=[.CE24]*(1+[.$AU$32])" table:style-name="ce3">
            <text:p>145,048</text:p>
          </table:table-cell>
          <table:table-cell office:value-type="float" office:value="143597.51449892708" table:formula="of:=[.CF24]*(1+[.$AU$32])" table:style-name="ce3">
            <text:p>143,598</text:p>
          </table:table-cell>
          <table:table-cell office:value-type="float" office:value="142161.53935393781" table:formula="of:=[.CG24]*(1+[.$AU$32])" table:style-name="ce3">
            <text:p>142,162</text:p>
          </table:table-cell>
          <table:table-cell office:value-type="float" office:value="140739.92396039845" table:formula="of:=[.CH24]*(1+[.$AU$32])" table:style-name="ce3">
            <text:p>140,740</text:p>
          </table:table-cell>
          <table:table-cell office:value-type="float" office:value="139332.52472079446" table:formula="of:=[.CI24]*(1+[.$AU$32])" table:style-name="ce3">
            <text:p>139,333</text:p>
          </table:table-cell>
          <table:table-cell office:value-type="float" office:value="137939.19947358652" table:formula="of:=[.CJ24]*(1+[.$AU$32])" table:style-name="ce3">
            <text:p>137,939</text:p>
          </table:table-cell>
          <table:table-cell office:value-type="float" office:value="136559.80747885065" table:formula="of:=[.CK24]*(1+[.$AU$32])" table:style-name="ce3">
            <text:p>136,560</text:p>
          </table:table-cell>
          <table:table-cell office:value-type="float" office:value="135194.20940406213" table:formula="of:=[.CL24]*(1+[.$AU$32])" table:style-name="ce3">
            <text:p>135,194</text:p>
          </table:table-cell>
          <table:table-cell office:value-type="float" office:value="133842.2673100215" table:formula="of:=[.CM24]*(1+[.$AU$32])" table:style-name="ce3">
            <text:p>133,842</text:p>
          </table:table-cell>
          <table:table-cell office:value-type="float" office:value="132503.84463692128" table:formula="of:=[.CN24]*(1+[.$AU$32])" table:style-name="ce3">
            <text:p>132,504</text:p>
          </table:table-cell>
          <table:table-cell office:value-type="float" office:value="131178.80619055207" table:formula="of:=[.CO24]*(1+[.$AU$32])" table:style-name="ce3">
            <text:p>131,179</text:p>
          </table:table-cell>
          <table:table-cell office:value-type="float" office:value="129867.01812864655" table:formula="of:=[.CP24]*(1+[.$AU$32])" table:style-name="ce3">
            <text:p>129,867</text:p>
          </table:table-cell>
          <table:table-cell office:value-type="float" office:value="128568.34794736009" table:formula="of:=[.CQ24]*(1+[.$AU$32])" table:style-name="ce3">
            <text:p>128,568</text:p>
          </table:table-cell>
          <table:table-cell office:value-type="float" office:value="127282.66446788648" table:formula="of:=[.CR24]*(1+[.$AU$32])" table:style-name="ce3">
            <text:p>127,283</text:p>
          </table:table-cell>
          <table:table-cell office:value-type="float" office:value="126009.83782320762" table:formula="of:=[.CS24]*(1+[.$AU$32])" table:style-name="ce3">
            <text:p>126,010</text:p>
          </table:table-cell>
          <table:table-cell office:value-type="float" office:value="124749.73944497554" table:formula="of:=[.CT24]*(1+[.$AU$32])" table:style-name="ce3">
            <text:p>124,750</text:p>
          </table:table-cell>
          <table:table-cell office:value-type="float" office:value="123502.24205052578" table:formula="of:=[.CU24]*(1+[.$AU$32])" table:style-name="ce3">
            <text:p>123,502</text:p>
          </table:table-cell>
          <table:table-cell table:number-columns-repeated="16284" table:style-name="ce3"/>
        </table:table-row>
        <table:table-row table:style-name="ro1">
          <table:table-cell table:number-columns-repeated="5" table:style-name="ce1"/>
          <table:table-cell office:value-type="string" table:style-name="ce11">
            <text:p>EPS</text:p>
          </table:table-cell>
          <table:table-cell office:value-type="float" office:value="2.4621339792764898E-2" table:formula="of:=[.G24]/[.G26]" table:style-name="ce13">
            <text:p>0.02</text:p>
          </table:table-cell>
          <table:table-cell office:value-type="float" office:value="1.2087015635622025" table:formula="of:=[.H24]/[.H26]" table:style-name="ce13">
            <text:p>1.21</text:p>
          </table:table-cell>
          <table:table-cell office:value-type="float" office:value="1.0620752844162786" table:formula="of:=[.I24]/[.I26]" table:style-name="ce13">
            <text:p>1.06</text:p>
          </table:table-cell>
          <table:table-cell office:value-type="float" office:value="1.0522901058160192" table:formula="of:=[.J24]/[.J26]" table:style-name="ce13">
            <text:p>1.05</text:p>
          </table:table-cell>
          <table:table-cell office:value-type="float" office:value="1.1737502924432659" table:formula="of:=[.K24]/[.K26]" table:style-name="ce13">
            <text:p>1.17</text:p>
          </table:table-cell>
          <table:table-cell office:value-type="float" office:value="1.439047320589157" table:formula="of:=[.L24]/[.L26]" table:style-name="ce13">
            <text:p>1.44</text:p>
          </table:table-cell>
          <table:table-cell office:value-type="float" office:value="1.5508034026465027" table:formula="of:=[.M24]/[.M26]" table:style-name="ce13">
            <text:p>1.55</text:p>
          </table:table-cell>
          <table:table-cell office:value-type="float" office:value="1.6415648309792097" table:formula="of:=[.N24]/[.N26]" table:style-name="ce13">
            <text:p>1.64</text:p>
          </table:table-cell>
          <table:table-cell office:value-type="float" office:value="1.8888800191586175" table:formula="of:=[.O24]/[.O26]" table:style-name="ce13">
            <text:p>1.89</text:p>
          </table:table-cell>
          <table:table-cell office:value-type="float" office:value="1.8902761104441776" table:formula="of:=[.P24]/[.P26]" table:style-name="ce13">
            <text:p>1.89</text:p>
          </table:table-cell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Shares</text:p>
          </table:table-cell>
          <table:table-cell office:value-type="float" office:value="667551" table:style-name="ce26">
            <text:p>667,551</text:p>
          </table:table-cell>
          <table:table-cell office:value-type="float" office:value="13239" table:style-name="ce3">
            <text:p>13,239</text:p>
          </table:table-cell>
          <table:table-cell office:value-type="float" office:value="13097" table:style-name="ce3">
            <text:p>13,097</text:p>
          </table:table-cell>
          <table:table-cell office:value-type="float" office:value="12947" table:style-name="ce3">
            <text:p>12,947</text:p>
          </table:table-cell>
          <table:table-cell office:value-type="float" office:value="12823" table:style-name="ce3">
            <text:p>12,823</text:p>
          </table:table-cell>
          <table:table-cell office:value-type="float" office:value="12764" table:style-name="ce26">
            <text:p>12,764</text:p>
          </table:table-cell>
          <table:table-cell office:value-type="float" office:value="12696" table:style-name="ce3">
            <text:p>12,696</text:p>
          </table:table-cell>
          <table:table-cell office:value-type="float" office:value="12602" table:style-name="ce3">
            <text:p>12,602</text:p>
          </table:table-cell>
          <table:table-cell office:value-type="float" office:value="12527" table:style-name="ce3">
            <text:p>12,527</text:p>
          </table:table-cell>
          <table:table-cell office:value-type="float" office:value="12495" table:style-name="ce3">
            <text:p>12,495</text:p>
          </table:table-cell>
          <table:table-cell office:value-type="float" office:value="12495" table:style-name="ce3">
            <text:p>12,495</text:p>
          </table:table-cell>
          <table:table-cell office:value-type="float" office:value="12495" table:style-name="ce3">
            <text:p>12,495</text:p>
          </table:table-cell>
          <table:table-cell office:value-type="float" office:value="12495" table:style-name="ce3">
            <text:p>12,495</text:p>
          </table:table-cell>
          <table:table-cell office:value-type="float" office:value="12495" table:style-name="ce3">
            <text:p>12,495</text:p>
          </table:table-cell>
          <table:table-cell office:value-type="float" office:value="12495" table:style-name="ce3">
            <text:p>12,495</text:p>
          </table:table-cell>
          <table:table-cell table:number-columns-repeated="16363" table:style-name="ce1"/>
        </table:table-row>
        <table:table-row table:style-name="ro1">
          <table:table-cell table:number-columns-repeated="5" table:style-name="ce1"/>
          <table:table-cell table:style-name="ce7"/>
          <table:table-cell table:number-columns-repeated="5" table:style-name="ce3"/>
          <table:table-cell table:number-columns-repeated="16373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Rev Y/Y</text:p>
          </table:table-cell>
          <table:table-cell table:number-columns-repeated="4" table:style-name="ce1"/>
          <table:table-cell office:value-type="percentage" office:value="2.6113422828660138E-2" table:formula="of:=[.K13]/[.G13]-1" table:style-name="ce14">
            <text:p>3%</text:p>
          </table:table-cell>
          <table:table-cell office:value-type="percentage" office:value="7.0589079428858392E-2" table:formula="of:=[.L13]/[.H13]-1" table:style-name="ce15">
            <text:p>7%</text:p>
          </table:table-cell>
          <table:table-cell office:value-type="percentage" office:value="0.11001273664100042" table:formula="of:=[.M13]/[.I13]-1" table:style-name="ce15">
            <text:p>11%</text:p>
          </table:table-cell>
          <table:table-cell office:value-type="percentage" office:value="0.13494108983799702" table:formula="of:=[.N13]/[.J13]-1" table:style-name="ce15">
            <text:p>13%</text:p>
          </table:table-cell>
          <table:table-cell office:value-type="percentage" office:value="0.15406880937710454" table:formula="of:=[.O13]/[.K13]-1" table:style-name="ce15">
            <text:p>15%</text:p>
          </table:table-cell>
          <table:table-cell office:value-type="percentage" office:value="0.13589083695244231" table:formula="of:=[.P13]/[.L13]-1" table:style-name="ce15">
            <text:p>14%</text:p>
          </table:table-cell>
          <table:table-cell table:number-columns-repeated="16" table:style-name="ce1"/>
          <table:table-cell office:value-type="percentage" office:value="8.6827702272695095E-2" table:formula="of:=[.AG13]/[.AF13]-1" table:style-name="ce27">
            <text:p>8.7%</text:p>
          </table:table-cell>
          <table:table-cell office:value-type="percentage" office:value="9.3759783314432799E-2" table:formula="of:=[.AH13]/[.AG13]-1" table:style-name="ce27">
            <text:p>9.4%</text:p>
          </table:table-cell>
          <table:table-cell office:value-type="percentage" office:value="0.10334896788833081" table:formula="of:=[.AI13]/[.AH13]-1" table:style-name="ce27">
            <text:p>10.3%</text:p>
          </table:table-cell>
          <table:table-cell office:value-type="percentage" office:value="9.7675765494331657E-2" table:formula="of:=[.AJ13]/[.AI13]-1" table:style-name="ce27">
            <text:p>9.8%</text:p>
          </table:table-cell>
          <table:table-cell office:value-type="percentage" office:value="0.10390140836564865" table:formula="of:=[.AK13]/[.AJ13]-1" table:style-name="ce27">
            <text:p>10.4%</text:p>
          </table:table-cell>
          <table:table-cell office:value-type="percentage" office:value="8.8682681980918332E-2" table:formula="of:=[.AL13]/[.AK13]-1" table:style-name="ce27">
            <text:p>8.9%</text:p>
          </table:table-cell>
          <table:table-cell office:value-type="percentage" office:value="9.1164886095612241E-2" table:formula="of:=[.AM13]/[.AL13]-1" table:style-name="ce27">
            <text:p>9.1%</text:p>
          </table:table-cell>
          <table:table-cell table:number-columns-repeated="16345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Services Growth</text:p>
          </table:table-cell>
          <table:table-cell table:number-columns-repeated="4" table:style-name="ce1"/>
          <table:table-cell office:value-type="percentage" office:value="7.9548412285268544E-3" table:formula="of:=[.K9]/[.G9]-1" table:style-name="ce14">
            <text:p>1%</text:p>
          </table:table-cell>
          <table:table-cell office:value-type="percentage" office:value="5.4804984007256419E-2" table:formula="of:=[.L9]/[.H9]-1" table:style-name="ce14">
            <text:p>5%</text:p>
          </table:table-cell>
          <table:table-cell office:value-type="percentage" office:value="0.1076787721785033" table:formula="of:=[.M9]/[.I9]-1" table:style-name="ce14">
            <text:p>11%</text:p>
          </table:table-cell>
          <table:table-cell office:value-type="percentage" office:value="0.12490049824582083" table:formula="of:=[.N9]/[.J9]-1" table:style-name="ce14">
            <text:p>12%</text:p>
          </table:table-cell>
          <table:table-cell office:value-type="percentage" office:value="0.13616629815529113" table:formula="of:=[.O9]/[.K9]-1" table:style-name="ce14">
            <text:p>14%</text:p>
          </table:table-cell>
          <table:table-cell office:value-type="percentage" office:value="0.11530512182243347" table:formula="of:=[.P9]/[.L9]-1" table:style-name="ce14">
            <text:p>12%</text:p>
          </table:table-cell>
          <table:table-cell table:style-name="ce14"/>
          <table:table-cell table:number-columns-repeated="15" table:style-name="ce1"/>
          <table:table-cell office:value-type="percentage" office:value="7.5001577735003711E-2" table:formula="of:=[.AG9]/[.AF9]-1" table:style-name="ce27">
            <text:p>7.5%</text:p>
          </table:table-cell>
          <table:table-cell office:value-type="percentage" office:value="6.2649534696821663E-2" table:formula="of:=[.AH9]/[.AG9]-1" table:style-name="ce27">
            <text:p>6.3%</text:p>
          </table:table-cell>
          <table:table-cell office:value-type="percentage" office:value="6.4328495096867666E-2" table:formula="of:=[.AI9]/[.AH9]-1" table:style-name="ce27">
            <text:p>6.4%</text:p>
          </table:table-cell>
          <table:table-cell office:value-type="percentage" office:value="6.591762374496013E-2" table:formula="of:=[.AJ9]/[.AI9]-1" table:style-name="ce27">
            <text:p>6.6%</text:p>
          </table:table-cell>
          <table:table-cell office:value-type="percentage" office:value="6.7419061214181619E-2" table:formula="of:=[.AK9]/[.AJ9]-1" table:style-name="ce27">
            <text:p>6.7%</text:p>
          </table:table-cell>
          <table:table-cell office:value-type="percentage" office:value="6.8835394189185717E-2" table:formula="of:=[.AL9]/[.AK9]-1" table:style-name="ce27">
            <text:p>6.9%</text:p>
          </table:table-cell>
          <table:table-cell office:value-type="percentage" office:value="7.0169563261455181E-2" table:formula="of:=[.AM9]/[.AL9]-1" table:style-name="ce27">
            <text:p>7.0%</text:p>
          </table:table-cell>
          <table:table-cell table:number-columns-repeated="16345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Cloud Growth</text:p>
          </table:table-cell>
          <table:table-cell table:number-columns-repeated="4" table:style-name="ce1"/>
          <table:table-cell office:value-type="percentage" office:value="-8.294592610716911E-2" table:formula="of:=[.K7]/[.G7]-1" table:style-name="ce14">
            <text:p>-8%</text:p>
          </table:table-cell>
          <table:table-cell office:value-type="percentage" office:value="-2.76062477297494E-2" table:formula="of:=[.L10]/[.H7]-1" table:style-name="ce14">
            <text:p>-3%</text:p>
          </table:table-cell>
          <table:table-cell office:value-type="percentage" office:value="6.8470528455284452E-2" table:formula="of:=[.M10]/[.I7]-1" table:style-name="ce14">
            <text:p>7%</text:p>
          </table:table-cell>
          <table:table-cell office:value-type="percentage" office:value="8.4601769911504476E-2" table:formula="of:=[.N10]/[.J7]-1" table:style-name="ce14">
            <text:p>8%</text:p>
          </table:table-cell>
          <table:table-cell office:value-type="percentage" office:value="0.28441105446740012" table:formula="of:=[.O10]/[.K10]-1" table:style-name="ce14">
            <text:p>28%</text:p>
          </table:table-cell>
          <table:table-cell office:value-type="percentage" office:value="0.28838251774374291" table:formula="of:=[.P10]/[.L10]-1" table:style-name="ce14">
            <text:p>29%</text:p>
          </table:table-cell>
          <table:table-cell table:number-columns-repeated="16" table:style-name="ce1"/>
          <table:table-cell office:value-type="percentage" office:value="0.25905631659056327" table:formula="of:=[.AG10]/[.AF10]-1" table:style-name="ce27">
            <text:p>25.9%</text:p>
          </table:table-cell>
          <table:table-cell office:value-type="percentage" office:value="0.36211991066826998" table:formula="of:=[.AH10]/[.AG10]-1" table:style-name="ce27">
            <text:p>36.2%</text:p>
          </table:table-cell>
          <table:table-cell office:value-type="percentage" office:value="0.36211991066826998" table:formula="of:=[.AI10]/[.AH10]-1" table:style-name="ce27">
            <text:p>36.2%</text:p>
          </table:table-cell>
          <table:table-cell office:value-type="percentage" office:value="0.2621199106682699" table:formula="of:=[.AJ10]/[.AI10]-1" table:style-name="ce27">
            <text:p>26.2%</text:p>
          </table:table-cell>
          <table:table-cell office:value-type="percentage" office:value="0.2621199106682699" table:formula="of:=[.AK10]/[.AJ10]-1" table:style-name="ce27">
            <text:p>26.2%</text:p>
          </table:table-cell>
          <table:table-cell office:value-type="percentage" office:value="0.16211991066826981" table:formula="of:=[.AL10]/[.AK10]-1" table:style-name="ce27">
            <text:p>16.2%</text:p>
          </table:table-cell>
          <table:table-cell office:value-type="percentage" office:value="0.16211991066826981" table:formula="of:=[.AM10]/[.AL10]-1" table:style-name="ce27">
            <text:p>16.2%</text:p>
          </table:table-cell>
          <table:table-cell table:number-columns-repeated="16345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Gross Margin</text:p>
          </table:table-cell>
          <table:table-cell office:value-type="percentage" office:value="0.5647909896928438" table:formula="of:=[.G15]/[.G13]" table:style-name="ce14">
            <text:p>56%</text:p>
          </table:table-cell>
          <table:table-cell office:value-type="percentage" office:value="0.56799885197675248" table:formula="of:=[.H15]/[.H13]" table:style-name="ce14">
            <text:p>57%</text:p>
          </table:table-cell>
          <table:table-cell office:value-type="percentage" office:value="0.54903606785156023" table:formula="of:=[.I15]/[.I13]" table:style-name="ce14">
            <text:p>55%</text:p>
          </table:table-cell>
          <table:table-cell office:value-type="percentage" office:value="0.53526719966337055" table:formula="of:=[.J15]/[.J13]" table:style-name="ce14">
            <text:p>54%</text:p>
          </table:table-cell>
          <table:table-cell office:value-type="percentage" office:value="0.56135096794531936" table:formula="of:=[.K15]/[.K13]" table:style-name="ce14">
            <text:p>56%</text:p>
          </table:table-cell>
          <table:table-cell office:value-type="percentage" office:value="0.5721945204010509" table:formula="of:=[.L15]/[.L13]" table:style-name="ce14">
            <text:p>57%</text:p>
          </table:table-cell>
          <table:table-cell office:value-type="percentage" office:value="0.56672708069836886" table:formula="of:=[.M15]/[.M13]" table:style-name="ce14">
            <text:p>57%</text:p>
          </table:table-cell>
          <table:table-cell office:value-type="percentage" office:value="0.56465067778936395" table:formula="of:=[.N15]/[.N13]" table:style-name="ce14">
            <text:p>56%</text:p>
          </table:table-cell>
          <table:table-cell office:value-type="percentage" office:value="0.58142018152696207" table:formula="of:=[.O15]/[.O13]" table:style-name="ce14">
            <text:p>58%</text:p>
          </table:table-cell>
          <table:table-cell office:value-type="percentage" office:value="0.58099879634655782" table:formula="of:=[.P15]/[.P13]" table:style-name="ce14">
            <text:p>58%</text:p>
          </table:table-cell>
          <table:table-cell table:number-columns-repeated="16" table:style-name="ce1"/>
          <table:table-cell office:value-type="percentage" office:value="0.56625047984020505" table:formula="of:=[.AG15]/[.AG13]" table:style-name="ce27">
            <text:p>56.6%</text:p>
          </table:table-cell>
          <table:table-cell office:value-type="percentage" office:value="0.55953534563269136" table:formula="of:=[.AH15]/[.AH13]" table:style-name="ce27">
            <text:p>56.0%</text:p>
          </table:table-cell>
          <table:table-cell office:value-type="percentage" office:value="0.55660358487026007" table:formula="of:=[.AI15]/[.AI13]" table:style-name="ce27">
            <text:p>55.7%</text:p>
          </table:table-cell>
          <table:table-cell office:value-type="percentage" office:value="0.55134541690021688" table:formula="of:=[.AJ15]/[.AJ13]" table:style-name="ce27">
            <text:p>55.1%</text:p>
          </table:table-cell>
          <table:table-cell office:value-type="percentage" office:value="0.54858516426098736" table:formula="of:=[.AK15]/[.AK13]" table:style-name="ce27">
            <text:p>54.9%</text:p>
          </table:table-cell>
          <table:table-cell office:value-type="percentage" office:value="0.53945876579456109" table:formula="of:=[.AL15]/[.AL13]" table:style-name="ce27">
            <text:p>53.9%</text:p>
          </table:table-cell>
          <table:table-cell office:value-type="percentage" office:value="0.53121668523434562" table:formula="of:=[.AM15]/[.AM13]" table:style-name="ce27">
            <text:p>53.1%</text:p>
          </table:table-cell>
          <table:table-cell table:number-columns-repeated="16345" table:style-name="ce1"/>
        </table:table-row>
        <table:table-row table:style-name="ro1">
          <table:table-cell table:number-columns-repeated="5" table:style-name="ce1"/>
          <table:table-cell table:style-name="ce7"/>
          <table:table-cell table:number-columns-repeated="6" table:style-name="ce1"/>
          <table:table-cell table:style-name="ce8"/>
          <table:table-cell table:number-columns-repeated="32" table:style-name="ce1"/>
          <table:table-cell office:value-type="string" table:style-name="ce34">
            <text:p>Terminal<text:s/></text:p>
          </table:table-cell>
          <table:table-cell office:value-type="percentage" office:value="-0.01" table:style-name="ce35">
            <text:p>-1%</text:p>
          </table:table-cell>
          <table:table-cell table:number-columns-repeated="16337" table:style-name="ce1"/>
        </table:table-row>
        <table:table-row table:style-name="ro1">
          <table:table-cell table:number-columns-repeated="5" table:style-name="ce1"/>
          <table:table-cell table:style-name="ce7"/>
          <table:table-cell table:number-columns-repeated="39" table:style-name="ce1"/>
          <table:table-cell office:value-type="string" table:style-name="ce34">
            <text:p>Discount</text:p>
          </table:table-cell>
          <table:table-cell office:value-type="percentage" office:value="0.08" table:style-name="ce35">
            <text:p>8%</text:p>
          </table:table-cell>
          <table:table-cell table:number-columns-repeated="16337"/>
        </table:table-row>
        <table:table-row table:style-name="ro1">
          <table:table-cell table:number-columns-repeated="5" table:style-name="ce1"/>
          <table:table-cell table:style-name="ce7"/>
          <table:table-cell table:number-columns-repeated="39" table:style-name="ce1"/>
          <table:table-cell office:value-type="string" table:style-name="ce34">
            <text:p>ROIC</text:p>
          </table:table-cell>
          <table:table-cell office:value-type="percentage" office:value="0.01" table:style-name="ce35">
            <text:p>1%</text:p>
          </table:table-cell>
          <table:table-cell table:number-columns-repeated="16337"/>
        </table:table-row>
        <table:table-row table:style-name="ro1">
          <table:table-cell table:number-columns-repeated="5" table:style-name="ce1"/>
          <table:table-cell table:style-name="ce7"/>
          <table:table-cell table:number-columns-repeated="39" table:style-name="ce1"/>
          <table:table-cell office:value-type="string" table:style-name="ce34">
            <text:p>NPV</text:p>
          </table:table-cell>
          <table:table-cell office:value-type="float" office:value="2194375.2916809814" table:formula="of:=NPV([.AU33];[.AH24:.CV24])+[Sheet1.O6]-[Sheet1.O7]" table:style-name="ce36">
            <text:p>2,194,375<text:s/></text:p>
          </table:table-cell>
          <table:table-cell table:number-columns-repeated="16337"/>
        </table:table-row>
        <table:table-row table:style-name="ro1">
          <table:table-cell table:number-columns-repeated="5" table:style-name="ce1"/>
          <table:table-cell office:value-type="string" table:style-name="ce7">
            <text:p>Cash Flow from Op</text:p>
          </table:table-cell>
          <table:table-cell office:value-type="float" office:value="25106" table:style-name="ce3">
            <text:p>25,106</text:p>
          </table:table-cell>
          <table:table-cell office:value-type="float" office:value="19422" table:style-name="ce3">
            <text:p>19,422</text:p>
          </table:table-cell>
          <table:table-cell office:value-type="float" office:value="23353" table:style-name="ce3">
            <text:p>23,353</text:p>
          </table:table-cell>
          <table:table-cell office:value-type="float" office:value="23614" table:style-name="ce3">
            <text:p>23,614</text:p>
          </table:table-cell>
          <table:table-cell office:value-type="float" office:value="23509" table:style-name="ce3">
            <text:p>23,509</text:p>
          </table:table-cell>
          <table:table-cell office:value-type="float" office:value="28666" table:style-name="ce3">
            <text:p>28,666</text:p>
          </table:table-cell>
          <table:table-cell office:value-type="float" office:value="30656" table:style-name="ce3">
            <text:p>30,656</text:p>
          </table:table-cell>
          <table:table-cell office:value-type="float" office:value="18915" table:style-name="ce3">
            <text:p>18,915</text:p>
          </table:table-cell>
          <table:table-cell office:value-type="float" office:value="28848" table:style-name="ce3">
            <text:p>28,848</text:p>
          </table:table-cell>
          <table:table-cell office:value-type="float" office:value="26640" table:style-name="ce3">
            <text:p>26,640</text:p>
          </table:table-cell>
          <table:table-cell table:number-columns-repeated="29" table:style-name="ce3"/>
          <table:table-cell office:value-type="string" table:style-name="ce37">
            <text:p>Share</text:p>
          </table:table-cell>
          <table:table-cell office:value-type="float" office:value="175.395675140355" table:formula="of:=[.AU35]/[Sheet1.O4]" table:style-name="ce38">
            <text:p>175.4</text:p>
          </table:table-cell>
          <table:table-cell table:number-columns-repeated="16337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CapEx</text:p>
          </table:table-cell>
          <table:table-cell office:value-type="float" office:value="26206" table:formula="of:=9786+16420" table:style-name="ce3">
            <text:p>26,206</text:p>
          </table:table-cell>
          <table:table-cell office:value-type="float" office:value="19990" table:formula="of:=6828+13162" table:style-name="ce3">
            <text:p>19,990</text:p>
          </table:table-cell>
          <table:table-cell office:value-type="float" office:value="8143" table:formula="of:=6888+1255" table:style-name="ce3">
            <text:p>8,143</text:p>
          </table:table-cell>
          <table:table-cell office:value-type="float" office:value="16313" table:formula="of:=7595+8718" table:style-name="ce3">
            <text:p>16,313</text:p>
          </table:table-cell>
          <table:table-cell office:value-type="float" office:value="26206" table:formula="of:=9786+16420" table:style-name="ce3">
            <text:p>26,206</text:p>
          </table:table-cell>
          <table:table-cell office:value-type="float" office:value="13241" table:formula="of:=6289+6952" table:style-name="ce3">
            <text:p>13,241</text:p>
          </table:table-cell>
          <table:table-cell office:value-type="float" office:value="9469" table:formula="of:=8055+1414" table:style-name="ce3">
            <text:p>9,469</text:p>
          </table:table-cell>
          <table:table-cell office:value-type="float" office:value="12948" table:formula="of:=11019+1929" table:style-name="ce3">
            <text:p>12,948</text:p>
          </table:table-cell>
          <table:table-cell office:value-type="float" office:value="15091" table:formula="of:=12012+3079" table:style-name="ce3">
            <text:p>15,091</text:p>
          </table:table-cell>
          <table:table-cell office:value-type="float" office:value="15609" table:formula="of:=13186+2423" table:style-name="ce3">
            <text:p>15,609</text:p>
          </table:table-cell>
          <table:table-cell table:number-columns-repeated="16368" table:style-name="ce3"/>
        </table:table-row>
        <table:table-row table:style-name="ro1">
          <table:table-cell table:number-columns-repeated="5" table:style-name="ce1"/>
          <table:table-cell office:value-type="string" table:style-name="ce7">
            <text:p>Free Cash Flow</text:p>
          </table:table-cell>
          <table:table-cell office:value-type="float" office:value="-1100" table:formula="of:=[.G36]-[.G37]" table:style-name="ce3">
            <text:p>-1,100</text:p>
          </table:table-cell>
          <table:table-cell office:value-type="float" office:value="-568" table:formula="of:=[.H36]-[.H37]" table:style-name="ce3">
            <text:p>-568</text:p>
          </table:table-cell>
          <table:table-cell office:value-type="float" office:value="15210" table:formula="of:=[.I36]-[.I37]" table:style-name="ce3">
            <text:p>15,210</text:p>
          </table:table-cell>
          <table:table-cell office:value-type="float" office:value="7301" table:formula="of:=[.J36]-[.J37]" table:style-name="ce3">
            <text:p>7,301</text:p>
          </table:table-cell>
          <table:table-cell office:value-type="float" office:value="-2697" table:formula="of:=[.K36]-[.K37]" table:style-name="ce3">
            <text:p>-2,697</text:p>
          </table:table-cell>
          <table:table-cell office:value-type="float" office:value="15425" table:formula="of:=[.L36]-[.L37]" table:style-name="ce3">
            <text:p>15,425</text:p>
          </table:table-cell>
          <table:table-cell office:value-type="float" office:value="21187" table:formula="of:=[.M36]-[.M37]" table:style-name="ce3">
            <text:p>21,187</text:p>
          </table:table-cell>
          <table:table-cell office:value-type="float" office:value="5967" table:formula="of:=[.N36]-[.N37]" table:style-name="ce3">
            <text:p>5,967</text:p>
          </table:table-cell>
          <table:table-cell office:value-type="float" office:value="13757" table:formula="of:=[.O36]-[.O37]" table:style-name="ce3">
            <text:p>13,757</text:p>
          </table:table-cell>
          <table:table-cell office:value-type="float" office:value="11031" table:formula="of:=[.P36]-[.P37]" table:style-name="ce3">
            <text:p>11,031</text:p>
          </table:table-cell>
          <table:table-cell table:number-columns-repeated="16368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7">
            <text:p>Tax rate</text:p>
          </table:table-cell>
          <table:table-cell office:value-type="percentage" office:value="0.13193197422625963" table:formula="of:=[.G23]/[.G22]" table:style-name="ce14">
            <text:p>13%</text:p>
          </table:table-cell>
          <table:table-cell office:value-type="percentage" office:value="0.15840959293152415" table:formula="of:=[.H23]/[.H22]" table:style-name="ce14">
            <text:p>16%</text:p>
          </table:table-cell>
          <table:table-cell office:value-type="percentage" office:value="0.14310355448777182" table:formula="of:=[.I23]/[.I22]" table:style-name="ce14">
            <text:p>14%</text:p>
          </table:table-cell>
          <table:table-cell office:value-type="percentage" office:value="0.20545868081880211" table:formula="of:=[.J23]/[.J22]" table:style-name="ce14">
            <text:p>21%</text:p>
          </table:table-cell>
          <table:table-cell office:value-type="percentage" office:value="0.17324910738808019" table:formula="of:=[.K23]/[.K22]" table:style-name="ce14">
            <text:p>17%</text:p>
          </table:table-cell>
          <table:table-cell office:value-type="percentage" office:value="0.16139341642697347" table:formula="of:=[.L23]/[.L22]" table:style-name="ce14">
            <text:p>16%</text:p>
          </table:table-cell>
          <table:table-cell office:value-type="percentage" office:value="7.1142142756050381E-2" table:formula="of:=[.M23]/[.M22]" table:style-name="ce14">
            <text:p>7%</text:p>
          </table:table-cell>
          <table:table-cell office:value-type="percentage" office:value="0.15258889070948714" table:formula="of:=[.N23]/[.N22]" table:style-name="ce14">
            <text:p>15%</text:p>
          </table:table-cell>
          <table:table-cell office:value-type="percentage" office:value="0.16432986049796927" table:formula="of:=[.O23]/[.O22]" table:style-name="ce14">
            <text:p>16%</text:p>
          </table:table-cell>
          <table:table-cell office:value-type="percentage" office:value="0.14271714275343908" table:formula="of:=[.P23]/[.P22]" table:style-name="ce14">
            <text:p>14%</text:p>
          </table:table-cell>
          <table:table-cell table:number-columns-repeated="8" table:style-name="ce1"/>
          <table:table-cell office:value-type="percentage" office:value="0.15043243629963574" table:formula="of:=AVERAGE([.G40:.P40])" table:style-name="ce30">
            <text:p>15%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7">
            <text:p>Net Cash</text:p>
          </table:table-cell>
          <table:table-cell office:value-type="float" office:value="149723" table:formula="of:=+[.G43]-[.G61]" table:style-name="ce31">
            <text:p>149,723</text:p>
          </table:table-cell>
          <table:table-cell office:value-type="float" office:value="140928" table:formula="of:=+[.H43]-[.H61]" table:style-name="ce31">
            <text:p>140,928</text:p>
          </table:table-cell>
          <table:table-cell office:value-type="float" office:value="132025" table:formula="of:=+[.I43]-[.I61]" table:style-name="ce31">
            <text:p>132,025</text:p>
          </table:table-cell>
          <table:table-cell office:value-type="float" office:value="129553" table:formula="of:=+[.J43]-[.J61]" table:style-name="ce31">
            <text:p>129,553</text:p>
          </table:table-cell>
          <table:table-cell office:value-type="float" office:value="132618" table:formula="of:=+[.K43]-[.K61]" table:style-name="ce31">
            <text:p>132,618</text:p>
          </table:table-cell>
          <table:table-cell office:value-type="float" office:value="135851" table:formula="of:=+[.L43]-[.L61]" table:style-name="ce31">
            <text:p>135,851</text:p>
          </table:table-cell>
          <table:table-cell office:value-type="float" office:value="137061" table:formula="of:=+[.M43]-[.M61]" table:style-name="ce31">
            <text:p>137,061</text:p>
          </table:table-cell>
          <table:table-cell office:value-type="float" office:value="128671" table:formula="of:=+[.N43]-[.N61]" table:style-name="ce31">
            <text:p>128,671</text:p>
          </table:table-cell>
          <table:table-cell office:value-type="float" office:value="142084" table:formula="of:=+[.O43]-[.O61]" table:style-name="ce31">
            <text:p>142,084</text:p>
          </table:table-cell>
          <table:table-cell office:value-type="float" office:value="0" table:formula="of:=+[.P43]-[.P61]" table:style-name="ce31">
            <text:p>0</text:p>
          </table:table-cell>
          <table:table-cell table:number-columns-repeated="15" table:style-name="ce1"/>
          <table:table-cell office:value-type="float" office:value="129553" table:formula="of:=[.J42]" table:style-name="ce3">
            <text:p>129,553</text:p>
          </table:table-cell>
          <table:table-cell office:value-type="float" office:value="128671" table:formula="of:=[.N42]" table:style-name="ce3">
            <text:p>128,671</text:p>
          </table:table-cell>
          <table:table-cell office:value-type="float" office:value="211648.643977183" table:formula="of:=[.AH24]+[.AG42]" table:style-name="ce3">
            <text:p>211,649</text:p>
          </table:table-cell>
          <table:table-cell office:value-type="float" office:value="309163.48848809488" table:formula="of:=[.AI24]+[.AH42]" table:style-name="ce3">
            <text:p>309,163</text:p>
          </table:table-cell>
          <table:table-cell office:value-type="float" office:value="420969.35205958597" table:formula="of:=[.AJ24]+[.AI42]" table:style-name="ce3">
            <text:p>420,969</text:p>
          </table:table-cell>
          <table:table-cell office:value-type="float" office:value="550540.05946557841" table:formula="of:=[.AK24]+[.AJ42]" table:style-name="ce3">
            <text:p>550,540</text:p>
          </table:table-cell>
          <table:table-cell office:value-type="float" office:value="693946.66436365142" table:formula="of:=[.AL24]+[.AK42]" table:style-name="ce3">
            <text:p>693,947</text:p>
          </table:table-cell>
          <table:table-cell office:value-type="float" office:value="853123.52861396479" table:formula="of:=[.AM24]+[.AL42]" table:style-name="ce3">
            <text:p>853,124</text:p>
          </table:table-cell>
          <table:table-cell office:value-type="float" office:value="1030293.1248530796" table:formula="of:=[.AN24]+[.AM42]" table:style-name="ce3">
            <text:p>1,030,293</text:p>
          </table:table-cell>
          <table:table-cell office:value-type="float" office:value="1228014.3670413629" table:formula="of:=[.AO24]+[.AN42]" table:style-name="ce3">
            <text:p>1,228,014</text:p>
          </table:table-cell>
          <table:table-cell office:value-type="float" office:value="1449239.0366438827" table:formula="of:=[.AP24]+[.AO42]" table:style-name="ce3">
            <text:p>1,449,239</text:p>
          </table:table-cell>
          <table:table-cell table:number-columns-repeated="16342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Cash</text:p>
          </table:table-cell>
          <table:table-cell office:value-type="float" office:value="164514" table:formula="of:=20886+113084+30544" table:style-name="ce31">
            <text:p>164,514</text:p>
          </table:table-cell>
          <table:table-cell office:value-type="float" office:value="155662" table:formula="of:=124997+30665" table:style-name="ce31">
            <text:p>155,662</text:p>
          </table:table-cell>
          <table:table-cell office:value-type="float" office:value="146678" table:formula="of:=21984+94275+30419" table:style-name="ce31">
            <text:p>146,678</text:p>
          </table:table-cell>
          <table:table-cell office:value-type="float" office:value="144254" table:formula="of:=113762+30492" table:style-name="ce31">
            <text:p>144,254</text:p>
          </table:table-cell>
          <table:table-cell office:value-type="float" office:value="146315" table:formula="of:=115102+31213" table:style-name="ce31">
            <text:p>146,315</text:p>
          </table:table-cell>
          <table:table-cell office:value-type="float" office:value="149556" table:formula="of:=25929+92403+31224" table:style-name="ce31">
            <text:p>149,556</text:p>
          </table:table-cell>
          <table:table-cell office:value-type="float" office:value="150842" table:formula="of:=119935+30907" table:style-name="ce31">
            <text:p>150,842</text:p>
          </table:table-cell>
          <table:table-cell office:value-type="float" office:value="141924" table:formula="of:=110916+31008" table:style-name="ce31">
            <text:p>141,924</text:p>
          </table:table-cell>
          <table:table-cell office:value-type="float" office:value="142084" table:formula="of:=108090+33994" table:style-name="ce31">
            <text:p>142,084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AR</text:p>
          </table:table-cell>
          <table:table-cell office:value-type="float" office:value="34703" table:style-name="ce31">
            <text:p>34,703</text:p>
          </table:table-cell>
          <table:table-cell office:value-type="float" office:value="35707" table:style-name="ce31">
            <text:p>35,707</text:p>
          </table:table-cell>
          <table:table-cell office:value-type="float" office:value="34697" table:style-name="ce31">
            <text:p>34,697</text:p>
          </table:table-cell>
          <table:table-cell office:value-type="float" office:value="40258" table:style-name="ce31">
            <text:p>40,258</text:p>
          </table:table-cell>
          <table:table-cell office:value-type="float" office:value="36036" table:style-name="ce31">
            <text:p>36,036</text:p>
          </table:table-cell>
          <table:table-cell office:value-type="float" office:value="38804" table:style-name="ce31">
            <text:p>38,804</text:p>
          </table:table-cell>
          <table:table-cell office:value-type="float" office:value="41020" table:style-name="ce31">
            <text:p>41,020</text:p>
          </table:table-cell>
          <table:table-cell office:value-type="float" office:value="47964" table:style-name="ce31">
            <text:p>47,964</text:p>
          </table:table-cell>
          <table:table-cell office:value-type="float" office:value="44552" table:style-name="ce31">
            <text:p>44,552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Taxes</text:p>
          </table:table-cell>
          <table:table-cell office:value-type="float" office:value="919" table:style-name="ce31">
            <text:p>919</text:p>
          </table:table-cell>
          <table:table-cell office:value-type="float" office:value="1366" table:style-name="ce31">
            <text:p>1,366</text:p>
          </table:table-cell>
          <table:table-cell office:value-type="float" office:value="1479" table:style-name="ce31">
            <text:p>1,47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Inventory</text:p>
          </table:table-cell>
          <table:table-cell office:value-type="float" office:value="1369" table:style-name="ce31">
            <text:p>1,369</text:p>
          </table:table-cell>
          <table:table-cell office:value-type="float" office:value="1980" table:style-name="ce31">
            <text:p>1,980</text:p>
          </table:table-cell>
          <table:table-cell office:value-type="float" office:value="3156" table:style-name="ce31">
            <text:p>3,156</text:p>
          </table:table-cell>
          <table:table-cell office:value-type="float" office:value="2670" table:style-name="ce31">
            <text:p>2,670</text:p>
          </table:table-cell>
          <table:table-cell office:value-type="float" office:value="2315" table:style-name="ce31">
            <text:p>2,315</text:p>
          </table:table-cell>
          <table:table-cell office:value-type="float" office:value="2231" table:style-name="ce31">
            <text:p>2,231</text:p>
          </table:table-cell>
          <table:table-cell office:value-type="float" office:value="2957" table:style-name="ce31">
            <text:p>2,95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OCA</text:p>
          </table:table-cell>
          <table:table-cell office:value-type="float" office:value="6892" table:style-name="ce31">
            <text:p>6,892</text:p>
          </table:table-cell>
          <table:table-cell office:value-type="float" office:value="8321" table:style-name="ce31">
            <text:p>8,321</text:p>
          </table:table-cell>
          <table:table-cell office:value-type="float" office:value="10518" table:style-name="ce31">
            <text:p>10,518</text:p>
          </table:table-cell>
          <table:table-cell office:value-type="float" office:value="8105" table:style-name="ce31">
            <text:p>8,105</text:p>
          </table:table-cell>
          <table:table-cell office:value-type="float" office:value="8532" table:style-name="ce31">
            <text:p>8,532</text:p>
          </table:table-cell>
          <table:table-cell office:value-type="float" office:value="9421" table:style-name="ce31">
            <text:p>9,421</text:p>
          </table:table-cell>
          <table:table-cell office:value-type="float" office:value="12398" table:style-name="ce31">
            <text:p>12,398</text:p>
          </table:table-cell>
          <table:table-cell office:value-type="float" office:value="12650" table:style-name="ce31">
            <text:p>12,650</text:p>
          </table:table-cell>
          <table:table-cell office:value-type="float" office:value="12829" table:style-name="ce31">
            <text:p>12,829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7">
            <text:p>DT</text:p>
          </table:table-cell>
          <table:table-cell office:value-type="float" office:value="1388" table:style-name="ce5">
            <text:p>1388</text:p>
          </table:table-cell>
          <table:table-cell office:value-type="float" office:value="1490" table:style-name="ce31">
            <text:p>1,490</text:p>
          </table:table-cell>
          <table:table-cell office:value-type="float" office:value="2991" table:style-name="ce31">
            <text:p>2,991</text:p>
          </table:table-cell>
          <table:table-cell office:value-type="float" office:value="5261" table:style-name="ce31">
            <text:p>5,261</text:p>
          </table:table-cell>
          <table:table-cell office:value-type="float" office:value="6885" table:style-name="ce31">
            <text:p>6,885</text:p>
          </table:table-cell>
          <table:table-cell office:value-type="float" office:value="9357" table:style-name="ce31">
            <text:p>9,357</text:p>
          </table:table-cell>
          <table:table-cell office:value-type="float" office:value="10983" table:style-name="ce31">
            <text:p>10,983</text:p>
          </table:table-cell>
          <table:table-cell office:value-type="float" office:value="12169" table:style-name="ce31">
            <text:p>12,169</text:p>
          </table:table-cell>
          <table:table-cell office:value-type="float" office:value="11687" table:style-name="ce31">
            <text:p>11,687</text:p>
          </table:table-cell>
          <table:table-cell table:style-name="ce31"/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string" table:style-name="ce7">
            <text:p>PP&amp;E</text:p>
          </table:table-cell>
          <table:table-cell office:value-type="float" office:value="104218" table:style-name="ce31">
            <text:p>104,218</text:p>
          </table:table-cell>
          <table:table-cell office:value-type="float" office:value="106223" table:style-name="ce31">
            <text:p>106,223</text:p>
          </table:table-cell>
          <table:table-cell office:value-type="float" office:value="108363" table:style-name="ce31">
            <text:p>108,363</text:p>
          </table:table-cell>
          <table:table-cell office:value-type="float" office:value="112668" table:style-name="ce31">
            <text:p>112,668</text:p>
          </table:table-cell>
          <table:table-cell office:value-type="float" office:value="117560" table:style-name="ce31">
            <text:p>117,560</text:p>
          </table:table-cell>
          <table:table-cell office:value-type="float" office:value="121208" table:style-name="ce31">
            <text:p>121,208</text:p>
          </table:table-cell>
          <table:table-cell office:value-type="float" office:value="125705" table:style-name="ce31">
            <text:p>125,705</text:p>
          </table:table-cell>
          <table:table-cell office:value-type="float" office:value="134345" table:style-name="ce31">
            <text:p>134,345</text:p>
          </table:table-cell>
          <table:table-cell office:value-type="float" office:value="143182" table:style-name="ce31">
            <text:p>143,182</text:p>
          </table:table-cell>
          <table:table-cell table:style-name="ce31"/>
          <table:table-cell table:number-columns-repeated="16368"/>
        </table:table-row>
        <table:table-row table:style-name="ro1">
          <table:table-cell table:number-columns-repeated="5"/>
          <table:table-cell office:value-type="string" table:style-name="ce7">
            <text:p>Lease</text:p>
          </table:table-cell>
          <table:table-cell office:value-type="float" office:value="12992" table:style-name="ce31">
            <text:p>12,992</text:p>
          </table:table-cell>
          <table:table-cell office:value-type="float" office:value="13398" table:style-name="ce31">
            <text:p>13,398</text:p>
          </table:table-cell>
          <table:table-cell office:value-type="float" office:value="13677" table:style-name="ce31">
            <text:p>13,677</text:p>
          </table:table-cell>
          <table:table-cell office:value-type="float" office:value="14381" table:style-name="ce31">
            <text:p>14,381</text:p>
          </table:table-cell>
          <table:table-cell office:value-type="float" office:value="14447" table:style-name="ce31">
            <text:p>14,447</text:p>
          </table:table-cell>
          <table:table-cell office:value-type="float" office:value="14469" table:style-name="ce31">
            <text:p>14,469</text:p>
          </table:table-cell>
          <table:table-cell office:value-type="float" office:value="14199" table:style-name="ce31">
            <text:p>14,199</text:p>
          </table:table-cell>
          <table:table-cell office:value-type="float" office:value="14091" table:style-name="ce31">
            <text:p>14,091</text:p>
          </table:table-cell>
          <table:table-cell office:value-type="float" office:value="13768" table:style-name="ce31">
            <text:p>13,768</text:p>
          </table:table-cell>
          <table:table-cell table:style-name="ce31"/>
          <table:table-cell table:number-columns-repeated="16368"/>
        </table:table-row>
        <table:table-row table:style-name="ro1">
          <table:table-cell table:number-columns-repeated="5"/>
          <table:table-cell office:value-type="string" table:style-name="ce7">
            <text:p>Goodwill</text:p>
          </table:table-cell>
          <table:table-cell office:value-type="float" office:value="24323" table:formula="of:=1313+23010" table:style-name="ce31">
            <text:p>24,323</text:p>
          </table:table-cell>
          <table:table-cell office:value-type="float" office:value="25326" table:formula="of:=1377+23949" table:style-name="ce31">
            <text:p>25,326</text:p>
          </table:table-cell>
          <table:table-cell office:value-type="float" office:value="31026" table:formula="of:=28834+2192" table:style-name="ce31">
            <text:p>31,026</text:p>
          </table:table-cell>
          <table:table-cell office:value-type="float" office:value="31044" table:formula="of:=2084+28960" table:style-name="ce31">
            <text:p>31,044</text:p>
          </table:table-cell>
          <table:table-cell office:value-type="float" office:value="30962" table:formula="of:=1968+28994" table:style-name="ce31">
            <text:p>30,962</text:p>
          </table:table-cell>
          <table:table-cell office:value-type="float" office:value="31176" table:formula="of:=29210+1966" table:style-name="ce31">
            <text:p>31,176</text:p>
          </table:table-cell>
          <table:table-cell office:value-type="float" office:value="30979" table:formula="of:=1833+29146" table:style-name="ce31">
            <text:p>30,979</text:p>
          </table:table-cell>
          <table:table-cell office:value-type="float" office:value="29198" table:style-name="ce31">
            <text:p>29,198</text:p>
          </table:table-cell>
          <table:table-cell office:value-type="float" office:value="29183" table:style-name="ce31">
            <text:p>29,183</text:p>
          </table:table-cell>
          <table:table-cell table:style-name="ce31"/>
          <table:table-cell table:number-columns-repeated="16368"/>
        </table:table-row>
        <table:table-row table:style-name="ro1">
          <table:table-cell table:number-columns-repeated="5"/>
          <table:table-cell office:value-type="string" table:style-name="ce7">
            <text:p>ONCA</text:p>
          </table:table-cell>
          <table:table-cell office:value-type="float" office:value="5778" table:style-name="ce31">
            <text:p>5,778</text:p>
          </table:table-cell>
          <table:table-cell office:value-type="float" office:value="5712" table:style-name="ce31">
            <text:p>5,712</text:p>
          </table:table-cell>
          <table:table-cell office:value-type="float" office:value="5670" table:style-name="ce31">
            <text:p>5,670</text:p>
          </table:table-cell>
          <table:table-cell office:value-type="float" office:value="6623" table:style-name="ce31">
            <text:p>6,623</text:p>
          </table:table-cell>
          <table:table-cell office:value-type="float" office:value="6439" table:style-name="ce31">
            <text:p>6,439</text:p>
          </table:table-cell>
          <table:table-cell office:value-type="float" office:value="6822" table:style-name="ce31">
            <text:p>6,822</text:p>
          </table:table-cell>
          <table:table-cell office:value-type="float" office:value="7628" table:style-name="ce31">
            <text:p>7,628</text:p>
          </table:table-cell>
          <table:table-cell office:value-type="float" office:value="10051" table:style-name="ce31">
            <text:p>10,051</text:p>
          </table:table-cell>
          <table:table-cell office:value-type="float" office:value="10065" table:style-name="ce31">
            <text:p>10,065</text:p>
          </table:table-cell>
          <table:table-cell table:style-name="ce31"/>
          <table:table-cell table:number-columns-repeated="16368"/>
        </table:table-row>
        <table:table-row table:style-name="ro1">
          <table:table-cell table:number-columns-repeated="5"/>
          <table:table-cell office:value-type="string" table:style-name="ce7">
            <text:p>Assets</text:p>
          </table:table-cell>
          <table:table-cell office:value-type="float" office:value="357096" table:formula="of:=SUM([.G43:.G52])" table:style-name="ce3">
            <text:p>357,096</text:p>
          </table:table-cell>
          <table:table-cell office:value-type="float" office:value="355185" table:formula="of:=SUM([.H43:.H52])" table:style-name="ce3">
            <text:p>355,185</text:p>
          </table:table-cell>
          <table:table-cell office:value-type="float" office:value="358255" table:formula="of:=SUM([.I43:.I52])" table:style-name="ce3">
            <text:p>358,255</text:p>
          </table:table-cell>
          <table:table-cell office:value-type="float" office:value="365264" table:formula="of:=SUM([.J43:.J52])" table:style-name="ce3">
            <text:p>365,264</text:p>
          </table:table-cell>
          <table:table-cell office:value-type="float" office:value="369491" table:formula="of:=SUM([.K43:.K52])" table:style-name="ce3">
            <text:p>369,491</text:p>
          </table:table-cell>
          <table:table-cell office:value-type="float" office:value="383044" table:formula="of:=SUM([.L43:.L52])" table:style-name="ce3">
            <text:p>383,044</text:p>
          </table:table-cell>
          <table:table-cell office:value-type="float" office:value="396711" table:formula="of:=SUM([.M43:.M52])" table:style-name="ce3">
            <text:p>396,711</text:p>
          </table:table-cell>
          <table:table-cell office:value-type="float" office:value="402392" table:formula="of:=SUM([.N43:.N52])" table:style-name="ce3">
            <text:p>402,392</text:p>
          </table:table-cell>
          <table:table-cell office:value-type="float" office:value="407350" table:formula="of:=SUM([.O43:.O52])" table:style-name="ce3">
            <text:p>407,350</text:p>
          </table:table-cell>
          <table:table-cell office:value-type="float" office:value="0" table:formula="of:=SUM([.P43:.P52])" table:style-name="ce3">
            <text:p>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7">
            <text:p>AP</text:p>
          </table:table-cell>
          <table:table-cell office:value-type="float" office:value="3436" table:style-name="ce31">
            <text:p>3,436</text:p>
          </table:table-cell>
          <table:table-cell office:value-type="float" office:value="4409" table:style-name="ce31">
            <text:p>4,409</text:p>
          </table:table-cell>
          <table:table-cell office:value-type="float" office:value="6303" table:style-name="ce31">
            <text:p>6,303</text:p>
          </table:table-cell>
          <table:table-cell office:value-type="float" office:value="5128" table:style-name="ce31">
            <text:p>5,128</text:p>
          </table:table-cell>
          <table:table-cell office:value-type="float" office:value="4184" table:style-name="ce31">
            <text:p>4,184</text:p>
          </table:table-cell>
          <table:table-cell office:value-type="float" office:value="5313" table:style-name="ce31">
            <text:p>5,313</text:p>
          </table:table-cell>
          <table:table-cell office:value-type="float" office:value="5803" table:style-name="ce31">
            <text:p>5,803</text:p>
          </table:table-cell>
          <table:table-cell office:value-type="float" office:value="7493" table:style-name="ce31">
            <text:p>7,493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Compensation</text:p>
          </table:table-cell>
          <table:table-cell office:value-type="float" office:value="9803" table:style-name="ce31">
            <text:p>9,803</text:p>
          </table:table-cell>
          <table:table-cell office:value-type="float" office:value="10852" table:style-name="ce31">
            <text:p>10,852</text:p>
          </table:table-cell>
          <table:table-cell office:value-type="float" office:value="12366" table:style-name="ce31">
            <text:p>12,366</text:p>
          </table:table-cell>
          <table:table-cell office:value-type="float" office:value="14028" table:style-name="ce31">
            <text:p>14,028</text:p>
          </table:table-cell>
          <table:table-cell office:value-type="float" office:value="9954" table:style-name="ce31">
            <text:p>9,954</text:p>
          </table:table-cell>
          <table:table-cell office:value-type="float" office:value="11260" table:style-name="ce31">
            <text:p>11,260</text:p>
          </table:table-cell>
          <table:table-cell office:value-type="float" office:value="12562" table:style-name="ce31">
            <text:p>12,562</text:p>
          </table:table-cell>
          <table:table-cell office:value-type="float" office:value="15140" table:style-name="ce31">
            <text:p>15,140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AE</text:p>
          </table:table-cell>
          <table:table-cell office:value-type="float" office:value="33051" table:style-name="ce31">
            <text:p>33,051</text:p>
          </table:table-cell>
          <table:table-cell office:value-type="float" office:value="32976" table:style-name="ce31">
            <text:p>32,976</text:p>
          </table:table-cell>
          <table:table-cell office:value-type="float" office:value="35038" table:style-name="ce31">
            <text:p>35,038</text:p>
          </table:table-cell>
          <table:table-cell office:value-type="float" office:value="37866" table:style-name="ce31">
            <text:p>37,866</text:p>
          </table:table-cell>
          <table:table-cell office:value-type="float" office:value="43185" table:style-name="ce31">
            <text:p>43,185</text:p>
          </table:table-cell>
          <table:table-cell office:value-type="float" office:value="49300" table:style-name="ce31">
            <text:p>49,300</text:p>
          </table:table-cell>
          <table:table-cell office:value-type="float" office:value="55602" table:style-name="ce31">
            <text:p>55,602</text:p>
          </table:table-cell>
          <table:table-cell office:value-type="float" office:value="46168" table:style-name="ce31">
            <text:p>46,168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RevShare</text:p>
          </table:table-cell>
          <table:table-cell office:value-type="float" office:value="8116" table:style-name="ce31">
            <text:p>8,116</text:p>
          </table:table-cell>
          <table:table-cell office:value-type="float" office:value="7889" table:style-name="ce31">
            <text:p>7,889</text:p>
          </table:table-cell>
          <table:table-cell office:value-type="float" office:value="7662" table:style-name="ce31">
            <text:p>7,662</text:p>
          </table:table-cell>
          <table:table-cell office:value-type="float" office:value="8370" table:style-name="ce31">
            <text:p>8,370</text:p>
          </table:table-cell>
          <table:table-cell office:value-type="float" office:value="7816" table:style-name="ce31">
            <text:p>7,816</text:p>
          </table:table-cell>
          <table:table-cell office:value-type="float" office:value="7990" table:style-name="ce31">
            <text:p>7,990</text:p>
          </table:table-cell>
          <table:table-cell office:value-type="float" office:value="8025" table:style-name="ce31">
            <text:p>8,025</text:p>
          </table:table-cell>
          <table:table-cell office:value-type="float" office:value="8876" table:style-name="ce31">
            <text:p>8,876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DR</text:p>
          </table:table-cell>
          <table:table-cell office:value-type="float" office:value="3697" table:formula="of:=3198+499" table:style-name="ce31">
            <text:p>3,697</text:p>
          </table:table-cell>
          <table:table-cell office:value-type="float" office:value="3744" table:formula="of:=3272+472" table:style-name="ce31">
            <text:p>3,744</text:p>
          </table:table-cell>
          <table:table-cell office:value-type="float" office:value="4179" table:formula="of:=3585+594" table:style-name="ce31">
            <text:p>4,179</text:p>
          </table:table-cell>
          <table:table-cell office:value-type="float" office:value="4507" table:formula="of:=3908+599" table:style-name="ce31">
            <text:p>4,507</text:p>
          </table:table-cell>
          <table:table-cell office:value-type="float" office:value="4325" table:formula="of:=3715+610" table:style-name="ce31">
            <text:p>4,325</text:p>
          </table:table-cell>
          <table:table-cell office:value-type="float" office:value="4513" table:formula="of:=3846+667" table:style-name="ce31">
            <text:p>4,513</text:p>
          </table:table-cell>
          <table:table-cell office:value-type="float" office:value="5187" table:formula="of:=4303+884" table:style-name="ce31">
            <text:p>5,187</text:p>
          </table:table-cell>
          <table:table-cell office:value-type="float" office:value="5048" table:formula="of:=911+4137" table:style-name="ce31">
            <text:p>5,048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Taxes</text:p>
          </table:table-cell>
          <table:table-cell office:value-type="float" office:value="16593" table:formula="of:=4344+9406+2843" table:style-name="ce31">
            <text:p>16,593</text:p>
          </table:table-cell>
          <table:table-cell office:value-type="float" office:value="11043" table:formula="of:=1956+8163+924" table:style-name="ce31">
            <text:p>11,043</text:p>
          </table:table-cell>
          <table:table-cell office:value-type="float" office:value="10073" table:formula="of:=1025+8572+476" table:style-name="ce31">
            <text:p>10,073</text:p>
          </table:table-cell>
          <table:table-cell office:value-type="float" office:value="9772" table:formula="of:=9258+514" table:style-name="ce31">
            <text:p>9,772</text:p>
          </table:table-cell>
          <table:table-cell office:value-type="float" office:value="10264" table:formula="of:=9722+542" table:style-name="ce31">
            <text:p>10,264</text:p>
          </table:table-cell>
          <table:table-cell office:value-type="float" office:value="9311" table:formula="of:=8753+558" table:style-name="ce31">
            <text:p>9,311</text:p>
          </table:table-cell>
          <table:table-cell office:value-type="float" office:value="8566" table:formula="of:=8038+528" table:style-name="ce31">
            <text:p>8,566</text:p>
          </table:table-cell>
          <table:table-cell office:value-type="float" office:value="8959" table:formula="of:=8474+485" table:style-name="ce31">
            <text:p>8,959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Debt</text:p>
          </table:table-cell>
          <table:table-cell office:value-type="float" office:value="14791" table:style-name="ce31">
            <text:p>14,791</text:p>
          </table:table-cell>
          <table:table-cell office:value-type="float" office:value="14734" table:style-name="ce31">
            <text:p>14,734</text:p>
          </table:table-cell>
          <table:table-cell office:value-type="float" office:value="14653" table:style-name="ce31">
            <text:p>14,653</text:p>
          </table:table-cell>
          <table:table-cell office:value-type="float" office:value="14701" table:style-name="ce31">
            <text:p>14,701</text:p>
          </table:table-cell>
          <table:table-cell office:value-type="float" office:value="13697" table:style-name="ce31">
            <text:p>13,697</text:p>
          </table:table-cell>
          <table:table-cell office:value-type="float" office:value="13705" table:style-name="ce31">
            <text:p>13,705</text:p>
          </table:table-cell>
          <table:table-cell office:value-type="float" office:value="13781" table:style-name="ce31">
            <text:p>13,781</text:p>
          </table:table-cell>
          <table:table-cell office:value-type="float" office:value="13253" table:formula="of:=13253" table:style-name="ce31">
            <text:p>13,253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Lease</text:p>
          </table:table-cell>
          <table:table-cell office:value-type="float" office:value="11363" table:style-name="ce31">
            <text:p>11,363</text:p>
          </table:table-cell>
          <table:table-cell office:value-type="float" office:value="11697" table:style-name="ce31">
            <text:p>11,697</text:p>
          </table:table-cell>
          <table:table-cell office:value-type="float" office:value="11984" table:style-name="ce31">
            <text:p>11,984</text:p>
          </table:table-cell>
          <table:table-cell office:value-type="float" office:value="12501" table:style-name="ce31">
            <text:p>12,501</text:p>
          </table:table-cell>
          <table:table-cell office:value-type="float" office:value="12799" table:style-name="ce31">
            <text:p>12,799</text:p>
          </table:table-cell>
          <table:table-cell office:value-type="float" office:value="12746" table:style-name="ce31">
            <text:p>12,746</text:p>
          </table:table-cell>
          <table:table-cell office:value-type="float" office:value="12550" table:style-name="ce31">
            <text:p>12,550</text:p>
          </table:table-cell>
          <table:table-cell office:value-type="float" office:value="12460" table:style-name="ce31">
            <text:p>12,460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OLTL</text:p>
          </table:table-cell>
          <table:table-cell office:value-type="float" office:value="2242" table:style-name="ce31">
            <text:p>2,242</text:p>
          </table:table-cell>
          <table:table-cell office:value-type="float" office:value="2422" table:style-name="ce31">
            <text:p>2,422</text:p>
          </table:table-cell>
          <table:table-cell office:value-type="float" office:value="2371" table:style-name="ce31">
            <text:p>2,371</text:p>
          </table:table-cell>
          <table:table-cell office:value-type="float" office:value="2247" table:style-name="ce31">
            <text:p>2,247</text:p>
          </table:table-cell>
          <table:table-cell office:value-type="float" office:value="2373" table:style-name="ce31">
            <text:p>2,373</text:p>
          </table:table-cell>
          <table:table-cell office:value-type="float" office:value="1765" table:style-name="ce31">
            <text:p>1,765</text:p>
          </table:table-cell>
          <table:table-cell office:value-type="float" office:value="1433" table:style-name="ce31">
            <text:p>1,433</text:p>
          </table:table-cell>
          <table:table-cell office:value-type="float" office:value="1616" table:style-name="ce31">
            <text:p>1,616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SE</text:p>
          </table:table-cell>
          <table:table-cell office:value-type="float" office:value="254004" table:style-name="ce31">
            <text:p>254,004</text:p>
          </table:table-cell>
          <table:table-cell office:value-type="float" office:value="255419" table:style-name="ce31">
            <text:p>255,419</text:p>
          </table:table-cell>
          <table:table-cell office:value-type="float" office:value="253626" table:style-name="ce31">
            <text:p>253,626</text:p>
          </table:table-cell>
          <table:table-cell office:value-type="float" office:value="256144" table:style-name="ce31">
            <text:p>256,144</text:p>
          </table:table-cell>
          <table:table-cell office:value-type="float" office:value="260894" table:style-name="ce31">
            <text:p>260,894</text:p>
          </table:table-cell>
          <table:table-cell office:value-type="float" office:value="267141" table:style-name="ce31">
            <text:p>267,141</text:p>
          </table:table-cell>
          <table:table-cell office:value-type="float" office:value="273202" table:style-name="ce31">
            <text:p>273,202</text:p>
          </table:table-cell>
          <table:table-cell office:value-type="float" office:value="283379" table:style-name="ce31">
            <text:p>283,379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string" table:style-name="ce7">
            <text:p>L+SE</text:p>
          </table:table-cell>
          <table:table-cell office:value-type="float" office:value="357096" table:formula="of:=SUM([.G55:.G64])" table:style-name="ce3">
            <text:p>357,096</text:p>
          </table:table-cell>
          <table:table-cell office:value-type="float" office:value="355185" table:formula="of:=SUM([.H55:.H64])" table:style-name="ce3">
            <text:p>355,185</text:p>
          </table:table-cell>
          <table:table-cell office:value-type="float" office:value="358255" table:formula="of:=SUM([.I55:.I64])" table:style-name="ce3">
            <text:p>358,255</text:p>
          </table:table-cell>
          <table:table-cell office:value-type="float" office:value="365264" table:formula="of:=SUM([.J55:.J64])" table:style-name="ce3">
            <text:p>365,264</text:p>
          </table:table-cell>
          <table:table-cell office:value-type="float" office:value="369491" table:formula="of:=SUM([.K55:.K64])" table:style-name="ce3">
            <text:p>369,491</text:p>
          </table:table-cell>
          <table:table-cell office:value-type="float" office:value="383044" table:formula="of:=SUM([.L55:.L64])" table:style-name="ce3">
            <text:p>383,044</text:p>
          </table:table-cell>
          <table:table-cell office:value-type="float" office:value="396711" table:formula="of:=SUM([.M55:.M64])" table:style-name="ce3">
            <text:p>396,711</text:p>
          </table:table-cell>
          <table:table-cell office:value-type="float" office:value="402392" table:formula="of:=SUM([.N55:.N64])" table:style-name="ce3">
            <text:p>402,392</text:p>
          </table:table-cell>
          <table:table-cell table:number-columns-repeated="16370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0">
      <number:number number:decimal-places="1" number:min-decimal-places="1" number:min-integer-digits="1" number:grouping="true"/>
    </number:number-style>
    <number:percentage-style style:name="N42">
      <number:number number:decimal-places="1" number:min-decimal-places="1" number:min-integer-digits="1"/>
      <number:text>%</number:text>
    </number:percentage-style>
    <number:number-style style:name="N46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6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46P0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Percent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Armando Christensen</meta:initial-creator>
    <dc:creator>Armando Christensen</dc:creator>
    <meta:creation-date>2024-07-29T09:40:23Z</meta:creation-date>
    <dc:date>2024-07-31T12:26:46Z</dc:date>
  </office:meta>
</office:document-meta>
</file>